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3783in"/>
    </style:style>
    <style:style style:name="co17" style:family="table-column">
      <style:table-column-properties fo:break-before="auto" style:column-width="0.3063in"/>
    </style:style>
    <style:style style:name="co18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6">
            <text:p>6.0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9">
            <text:p>9.0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79">
            <text:p>17.9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5927">
            <text:p>592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8610">
            <text:p>861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0246">
            <text:p>1024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27">
            <text:p>2020-11-2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2 - 1.24)">
            <text:p>(0.92 - 1.24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2">
            <text:p>1.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number-columns-repeated="3" table:default-cell-style-name="Default"/>
        <table:table-column table:style-name="co12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4.5">
            <text:p>104.5</text:p>
          </table:table-cell>
          <table:table-cell office:value-type="float" office:value="63.75">
            <text:p>63.75</text:p>
          </table:table-cell>
          <table:table-cell office:value-type="float" office:value="0.0263852242744063">
            <text:p>0.0263852243</text:p>
          </table:table-cell>
          <table:table-cell office:value-type="float" office:value="0.0656819610307982">
            <text:p>0.065681961</text:p>
          </table:table-cell>
          <table:table-cell office:value-type="float" office:value="0.0175426527242708">
            <text:p>0.0175426527</text:p>
          </table:table-cell>
          <table:table-cell office:value-type="float" office:value="1.09371279787804">
            <text:p>1.0937127979</text:p>
          </table:table-cell>
          <table:table-cell office:value-type="float" office:value="1.2383425388173">
            <text:p>1.2383425388</text:p>
          </table:table-cell>
          <table:table-cell office:value-type="float" office:value="1.06200246407757">
            <text:p>1.0620024641</text:p>
          </table:table-cell>
          <table:table-cell office:value-type="float" office:value="26.6153474398358">
            <text:p>26.6153474398</text:p>
          </table:table-cell>
          <table:table-cell office:value-type="float" office:value="10.8959822071444">
            <text:p>10.89598220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7.625">
            <text:p>27.6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655086554422575">
            <text:p>0.0065508655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301214052997">
            <text:p>1.0230121405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34.5">
            <text:p>234.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40885487838207">
            <text:p>0.0640885488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323603112304">
            <text:p>1.2323603112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1584464073506">
            <text:p>11.158446407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39">
            <text:p>4539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200.125">
            <text:p>200.12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40901079532937">
            <text:p>0.044090108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5812549557042">
            <text:p>1.1581254956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6.065231013036">
            <text:p>16.06523101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49">
            <text:p>3249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18">
            <text:p>218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709756848261">
            <text:p>0.067097568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4366557373384">
            <text:p>1.2436655737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0.6732592829554">
            <text:p>10.67325928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67">
            <text:p>3667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26.875">
            <text:p>226.8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618693755113172">
            <text:p>0.0618693755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2404534075688">
            <text:p>1.2240453408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1.5465033505855">
            <text:p>11.546503350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30">
            <text:p>2430</text:p>
          </table:table-cell>
          <table:table-cell office:value-type="float" office:value="5046">
            <text:p>5046</text:p>
          </table:table-cell>
          <table:table-cell office:value-type="float" office:value="91.75">
            <text:p>91.75</text:p>
          </table:table-cell>
          <table:table-cell office:value-type="float" office:value="138.25">
            <text:p>138.25</text:p>
          </table:table-cell>
          <table:table-cell office:value-type="float" office:value="240.75">
            <text:p>240.75</text:p>
          </table:table-cell>
          <table:table-cell office:value-type="float" office:value="0.0688813813813814">
            <text:p>0.0688813814</text:p>
          </table:table-cell>
          <table:table-cell office:value-type="float" office:value="0.0568930041152263">
            <text:p>0.0568930041</text:p>
          </table:table-cell>
          <table:table-cell office:value-type="float" office:value="0.0477110582639715">
            <text:p>0.0477110583</text:p>
          </table:table-cell>
          <table:table-cell office:value-type="float" office:value="1.25038433844881">
            <text:p>1.2503843384</text:p>
          </table:table-cell>
          <table:table-cell office:value-type="float" office:value="1.20546966968111">
            <text:p>1.2054696697</text:p>
          </table:table-cell>
          <table:table-cell office:value-type="float" office:value="1.17145034028201">
            <text:p>1.1714503403</text:p>
          </table:table-cell>
          <table:table-cell office:value-type="float" office:value="10.4056367432904">
            <text:p>10.4056367433</text:p>
          </table:table-cell>
          <table:table-cell office:value-type="float" office:value="12.5267240312912">
            <text:p>12.5267240313</text:p>
          </table:table-cell>
          <table:table-cell office:value-type="float" office:value="14.871900923945">
            <text:p>14.871900923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4">
            <text:p>2564</text:p>
          </table:table-cell>
          <table:table-cell office:value-type="float" office:value="4455">
            <text:p>4455</text:p>
          </table:table-cell>
          <table:table-cell office:value-type="float" office:value="132.875">
            <text:p>132.875</text:p>
          </table:table-cell>
          <table:table-cell office:value-type="float" office:value="98.25">
            <text:p>98.25</text:p>
          </table:table-cell>
          <table:table-cell office:value-type="float" office:value="202.75">
            <text:p>202.75</text:p>
          </table:table-cell>
          <table:table-cell office:value-type="float" office:value="0.0914487267721955">
            <text:p>0.0914487268</text:p>
          </table:table-cell>
          <table:table-cell office:value-type="float" office:value="0.0383190327613105">
            <text:p>0.0383190328</text:p>
          </table:table-cell>
          <table:table-cell office:value-type="float" office:value="0.0455106621773288">
            <text:p>0.0455106622</text:p>
          </table:table-cell>
          <table:table-cell office:value-type="float" office:value="1.33646176817407">
            <text:p>1.3364617682</text:p>
          </table:table-cell>
          <table:table-cell office:value-type="float" office:value="1.13699457727724">
            <text:p>1.1369945773</text:p>
          </table:table-cell>
          <table:table-cell office:value-type="float" office:value="1.16334690954942">
            <text:p>1.1633469095</text:p>
          </table:table-cell>
          <table:table-cell office:value-type="float" office:value="7.92114606081882">
            <text:p>7.9211460608</text:p>
          </table:table-cell>
          <table:table-cell office:value-type="float" office:value="18.4332501611107">
            <text:p>18.4332501611</text:p>
          </table:table-cell>
          <table:table-cell office:value-type="float" office:value="15.5744379064238">
            <text:p>15.574437906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747">
            <text:p>2747</text:p>
          </table:table-cell>
          <table:table-cell office:value-type="float" office:value="5231">
            <text:p>5231</text:p>
          </table:table-cell>
          <table:table-cell office:value-type="float" office:value="94.75">
            <text:p>94.75</text:p>
          </table:table-cell>
          <table:table-cell office:value-type="float" office:value="154.375">
            <text:p>154.375</text:p>
          </table:table-cell>
          <table:table-cell office:value-type="float" office:value="283.125">
            <text:p>283.125</text:p>
          </table:table-cell>
          <table:table-cell office:value-type="float" office:value="0.0572161835748792">
            <text:p>0.0572161836</text:p>
          </table:table-cell>
          <table:table-cell office:value-type="float" office:value="0.0561976701856571">
            <text:p>0.0561976702</text:p>
          </table:table-cell>
          <table:table-cell office:value-type="float" office:value="0.0541244503918945">
            <text:p>0.0541244504</text:p>
          </table:table-cell>
          <table:table-cell office:value-type="float" office:value="1.20667307817131">
            <text:p>1.2066730782</text:p>
          </table:table-cell>
          <table:table-cell office:value-type="float" office:value="1.20288187479302">
            <text:p>1.2028818748</text:p>
          </table:table-cell>
          <table:table-cell office:value-type="float" office:value="1.19517731038687">
            <text:p>1.1951773104</text:p>
          </table:table-cell>
          <table:table-cell office:value-type="float" office:value="12.4578900517574">
            <text:p>12.4578900518</text:p>
          </table:table-cell>
          <table:table-cell office:value-type="float" office:value="12.6775066197691">
            <text:p>12.6775066198</text:p>
          </table:table-cell>
          <table:table-cell office:value-type="float" office:value="13.1500735168667">
            <text:p>13.150073516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675">
            <text:p>1675</text:p>
          </table:table-cell>
          <table:table-cell office:value-type="float" office:value="2865">
            <text:p>2865</text:p>
          </table:table-cell>
          <table:table-cell office:value-type="float" office:value="5288">
            <text:p>5288</text:p>
          </table:table-cell>
          <table:table-cell office:value-type="float" office:value="75">
            <text:p>75</text:p>
          </table:table-cell>
          <table:table-cell office:value-type="float" office:value="188.25">
            <text:p>188.25</text:p>
          </table:table-cell>
          <table:table-cell office:value-type="float" office:value="312.875">
            <text:p>312.875</text:p>
          </table:table-cell>
          <table:table-cell office:value-type="float" office:value="0.0447761194029851">
            <text:p>0.0447761194</text:p>
          </table:table-cell>
          <table:table-cell office:value-type="float" office:value="0.0657068062827225">
            <text:p>0.0657068063</text:p>
          </table:table-cell>
          <table:table-cell office:value-type="float" office:value="0.0591669818456884">
            <text:p>0.0591669818</text:p>
          </table:table-cell>
          <table:table-cell office:value-type="float" office:value="1.16064602361328">
            <text:p>1.1606460236</text:p>
          </table:table-cell>
          <table:table-cell office:value-type="float" office:value="1.2384358953976">
            <text:p>1.2384358954</text:p>
          </table:table-cell>
          <table:table-cell office:value-type="float" office:value="1.21394587067174">
            <text:p>1.2139458707</text:p>
          </table:table-cell>
          <table:table-cell office:value-type="float" office:value="15.8243305649904">
            <text:p>15.824330565</text:p>
          </table:table-cell>
          <table:table-cell office:value-type="float" office:value="10.8919904978442">
            <text:p>10.8919904978</text:p>
          </table:table-cell>
          <table:table-cell office:value-type="float" office:value="12.0583546493738">
            <text:p>12.058354649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994">
            <text:p>2994</text:p>
          </table:table-cell>
          <table:table-cell office:value-type="float" office:value="5577">
            <text:p>5577</text:p>
          </table:table-cell>
          <table:table-cell office:value-type="float" office:value="107.5">
            <text:p>107.5</text:p>
          </table:table-cell>
          <table:table-cell office:value-type="float" office:value="261.75">
            <text:p>261.75</text:p>
          </table:table-cell>
          <table:table-cell office:value-type="float" office:value="368.5">
            <text:p>368.5</text:p>
          </table:table-cell>
          <table:table-cell office:value-type="float" office:value="0.0562238493723849">
            <text:p>0.0562238494</text:p>
          </table:table-cell>
          <table:table-cell office:value-type="float" office:value="0.0874248496993988">
            <text:p>0.0874248497</text:p>
          </table:table-cell>
          <table:table-cell office:value-type="float" office:value="0.0660749506903353">
            <text:p>0.0660749507</text:p>
          </table:table-cell>
          <table:table-cell office:value-type="float" office:value="1.20297927043031">
            <text:p>1.2029792704</text:p>
          </table:table-cell>
          <table:table-cell office:value-type="float" office:value="1.32096745846402">
            <text:p>1.3209674585</text:p>
          </table:table-cell>
          <table:table-cell office:value-type="float" office:value="1.23981948966928">
            <text:p>1.2398194897</text:p>
          </table:table-cell>
          <table:table-cell office:value-type="float" office:value="12.671762136611">
            <text:p>12.6717621366</text:p>
          </table:table-cell>
          <table:table-cell office:value-type="float" office:value="8.27022449654917">
            <text:p>8.2702244965</text:p>
          </table:table-cell>
          <table:table-cell office:value-type="float" office:value="10.8331950339938">
            <text:p>10.83319503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164">
            <text:p>3164</text:p>
          </table:table-cell>
          <table:table-cell office:value-type="float" office:value="5402">
            <text:p>5402</text:p>
          </table:table-cell>
          <table:table-cell office:value-type="float" office:value="119.75">
            <text:p>119.75</text:p>
          </table:table-cell>
          <table:table-cell office:value-type="float" office:value="196">
            <text:p>196</text:p>
          </table:table-cell>
          <table:table-cell office:value-type="float" office:value="473.125">
            <text:p>473.125</text:p>
          </table:table-cell>
          <table:table-cell office:value-type="float" office:value="0.0614733059548255">
            <text:p>0.061473306</text:p>
          </table:table-cell>
          <table:table-cell office:value-type="float" office:value="0.0619469026548673">
            <text:p>0.0619469027</text:p>
          </table:table-cell>
          <table:table-cell office:value-type="float" office:value="0.0875833024805628">
            <text:p>0.0875833025</text:p>
          </table:table-cell>
          <table:table-cell office:value-type="float" office:value="1.22256334683812">
            <text:p>1.2225633468</text:p>
          </table:table-cell>
          <table:table-cell office:value-type="float" office:value="1.22433550003916">
            <text:p>1.2243355</text:p>
          </table:table-cell>
          <table:table-cell office:value-type="float" office:value="1.32157639503384">
            <text:p>1.321576395</text:p>
          </table:table-cell>
          <table:table-cell office:value-type="float" office:value="11.6187078446775">
            <text:p>11.6187078447</text:p>
          </table:table-cell>
          <table:table-cell office:value-type="float" office:value="11.5324779752495">
            <text:p>11.5324779752</text:p>
          </table:table-cell>
          <table:table-cell office:value-type="float" office:value="8.25587212169456">
            <text:p>8.255872121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288">
            <text:p>3288</text:p>
          </table:table-cell>
          <table:table-cell office:value-type="float" office:value="6519">
            <text:p>6519</text:p>
          </table:table-cell>
          <table:table-cell office:value-type="float" office:value="111.375">
            <text:p>111.375</text:p>
          </table:table-cell>
          <table:table-cell office:value-type="float" office:value="211.75">
            <text:p>211.75</text:p>
          </table:table-cell>
          <table:table-cell office:value-type="float" office:value="363.5">
            <text:p>363.5</text:p>
          </table:table-cell>
          <table:table-cell office:value-type="float" office:value="0.0632453151618399">
            <text:p>0.0632453152</text:p>
          </table:table-cell>
          <table:table-cell office:value-type="float" office:value="0.0644008515815085">
            <text:p>0.0644008516</text:p>
          </table:table-cell>
          <table:table-cell office:value-type="float" office:value="0.0557600859027458">
            <text:p>0.0557600859</text:p>
          </table:table-cell>
          <table:table-cell office:value-type="float" office:value="1.22919854405068">
            <text:p>1.2291985441</text:p>
          </table:table-cell>
          <table:table-cell office:value-type="float" office:value="1.23353202111675">
            <text:p>1.2335320211</text:p>
          </table:table-cell>
          <table:table-cell office:value-type="float" office:value="1.20125430753218">
            <text:p>1.2012543075</text:p>
          </table:table-cell>
          <table:table-cell office:value-type="float" office:value="11.3026919634283">
            <text:p>11.3026919634</text:p>
          </table:table-cell>
          <table:table-cell office:value-type="float" office:value="11.1059814172691">
            <text:p>11.1059814173</text:p>
          </table:table-cell>
          <table:table-cell office:value-type="float" office:value="12.7743238819819">
            <text:p>12.77432388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880">
            <text:p>1880</text:p>
          </table:table-cell>
          <table:table-cell office:value-type="float" office:value="3568">
            <text:p>3568</text:p>
          </table:table-cell>
          <table:table-cell office:value-type="float" office:value="6684">
            <text:p>6684</text:p>
          </table:table-cell>
          <table:table-cell office:value-type="float" office:value="127.125">
            <text:p>127.125</text:p>
          </table:table-cell>
          <table:table-cell office:value-type="float" office:value="258">
            <text:p>258</text:p>
          </table:table-cell>
          <table:table-cell office:value-type="float" office:value="308.875">
            <text:p>308.875</text:p>
          </table:table-cell>
          <table:table-cell office:value-type="float" office:value="0.0676196808510638">
            <text:p>0.0676196809</text:p>
          </table:table-cell>
          <table:table-cell office:value-type="float" office:value="0.0723094170403587">
            <text:p>0.072309417</text:p>
          </table:table-cell>
          <table:table-cell office:value-type="float" office:value="0.0462111011370437">
            <text:p>0.0462111011</text:p>
          </table:table-cell>
          <table:table-cell office:value-type="float" office:value="1.24563082860599">
            <text:p>1.2456308286</text:p>
          </table:table-cell>
          <table:table-cell office:value-type="float" office:value="1.26333111715498">
            <text:p>1.2633311172</text:p>
          </table:table-cell>
          <table:table-cell office:value-type="float" office:value="1.16592436708152">
            <text:p>1.1659243671</text:p>
          </table:table-cell>
          <table:table-cell office:value-type="float" office:value="10.5934665528245">
            <text:p>10.5934665528</text:p>
          </table:table-cell>
          <table:table-cell office:value-type="float" office:value="9.92839064591922">
            <text:p>9.9283906459</text:p>
          </table:table-cell>
          <table:table-cell office:value-type="float" office:value="15.3435458209787">
            <text:p>15.34354582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5">
            <text:p>45</text:p>
          </table:table-cell>
          <table:table-cell office:value-type="float" office:value="2178">
            <text:p>2178</text:p>
          </table:table-cell>
          <table:table-cell office:value-type="float" office:value="3925">
            <text:p>3925</text:p>
          </table:table-cell>
          <table:table-cell office:value-type="float" office:value="7361">
            <text:p>7361</text:p>
          </table:table-cell>
          <table:table-cell office:value-type="float" office:value="115.75">
            <text:p>115.75</text:p>
          </table:table-cell>
          <table:table-cell office:value-type="float" office:value="156.875">
            <text:p>156.875</text:p>
          </table:table-cell>
          <table:table-cell office:value-type="float" office:value="239.75">
            <text:p>239.75</text:p>
          </table:table-cell>
          <table:table-cell office:value-type="float" office:value="0.0531450872359963">
            <text:p>0.0531450872</text:p>
          </table:table-cell>
          <table:table-cell office:value-type="float" office:value="0.039968152866242">
            <text:p>0.0399681529</text:p>
          </table:table-cell>
          <table:table-cell office:value-type="float" office:value="0.032570302947969">
            <text:p>0.0325703029</text:p>
          </table:table-cell>
          <table:table-cell office:value-type="float" office:value="1.19154362990874">
            <text:p>1.1915436299</text:p>
          </table:table-cell>
          <table:table-cell office:value-type="float" office:value="1.14301954338918">
            <text:p>1.1430195434</text:p>
          </table:table-cell>
          <table:table-cell office:value-type="float" office:value="1.11607527660077">
            <text:p>1.1160752766</text:p>
          </table:table-cell>
          <table:table-cell office:value-type="float" office:value="13.3861275240255">
            <text:p>13.386127524</text:p>
          </table:table-cell>
          <table:table-cell office:value-type="float" office:value="17.6867971665912">
            <text:p>17.6867971666</text:p>
          </table:table-cell>
          <table:table-cell office:value-type="float" office:value="21.6262922283629">
            <text:p>21.626292228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2352">
            <text:p>2352</text:p>
          </table:table-cell>
          <table:table-cell office:value-type="float" office:value="4255">
            <text:p>4255</text:p>
          </table:table-cell>
          <table:table-cell office:value-type="float" office:value="8774">
            <text:p>8774</text:p>
          </table:table-cell>
          <table:table-cell office:value-type="float" office:value="155">
            <text:p>155</text:p>
          </table:table-cell>
          <table:table-cell office:value-type="float" office:value="317">
            <text:p>317</text:p>
          </table:table-cell>
          <table:table-cell office:value-type="float" office:value="342.75">
            <text:p>342.75</text:p>
          </table:table-cell>
          <table:table-cell office:value-type="float" office:value="0.0659013605442177">
            <text:p>0.0659013605</text:p>
          </table:table-cell>
          <table:table-cell office:value-type="float" office:value="0.0745005875440658">
            <text:p>0.0745005875</text:p>
          </table:table-cell>
          <table:table-cell office:value-type="float" office:value="0.0390642808297242">
            <text:p>0.0390642808</text:p>
          </table:table-cell>
          <table:table-cell office:value-type="float" office:value="1.23916702097506">
            <text:p>1.239167021</text:p>
          </table:table-cell>
          <table:table-cell office:value-type="float" office:value="1.27163071799128">
            <text:p>1.271630718</text:p>
          </table:table-cell>
          <table:table-cell office:value-type="float" office:value="1.13971597825605">
            <text:p>1.1397159783</text:p>
          </table:table-cell>
          <table:table-cell office:value-type="float" office:value="10.8608368825064">
            <text:p>10.8608368825</text:p>
          </table:table-cell>
          <table:table-cell office:value-type="float" office:value="9.64633900852109">
            <text:p>9.6463390085</text:p>
          </table:table-cell>
          <table:table-cell office:value-type="float" office:value="18.0881190588932">
            <text:p>18.088119058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9">
            <text:p>39</text:p>
          </table:table-cell>
          <table:table-cell office:value-type="float" office:value="2585">
            <text:p>2585</text:p>
          </table:table-cell>
          <table:table-cell office:value-type="float" office:value="4549">
            <text:p>4549</text:p>
          </table:table-cell>
          <table:table-cell office:value-type="float" office:value="9857">
            <text:p>9857</text:p>
          </table:table-cell>
          <table:table-cell office:value-type="float" office:value="260.75">
            <text:p>260.75</text:p>
          </table:table-cell>
          <table:table-cell office:value-type="float" office:value="271.5">
            <text:p>271.5</text:p>
          </table:table-cell>
          <table:table-cell office:value-type="float" office:value="458">
            <text:p>458</text:p>
          </table:table-cell>
          <table:table-cell office:value-type="float" office:value="0.100870406189555">
            <text:p>0.1008704062</text:p>
          </table:table-cell>
          <table:table-cell office:value-type="float" office:value="0.0596834469114091">
            <text:p>0.0596834469</text:p>
          </table:table-cell>
          <table:table-cell office:value-type="float" office:value="0.0464644415136451">
            <text:p>0.0464644415</text:p>
          </table:table-cell>
          <table:table-cell office:value-type="float" office:value="1.37298910579934">
            <text:p>1.3729891058</text:p>
          </table:table-cell>
          <table:table-cell office:value-type="float" office:value="1.21587380730698">
            <text:p>1.2158738073</text:p>
          </table:table-cell>
          <table:table-cell office:value-type="float" office:value="1.1668570761751">
            <text:p>1.1668570762</text:p>
          </table:table-cell>
          <table:table-cell office:value-type="float" office:value="7.21268387243958">
            <text:p>7.2126838724</text:p>
          </table:table-cell>
          <table:table-cell office:value-type="float" office:value="11.9569509743826">
            <text:p>11.9569509744</text:p>
          </table:table-cell>
          <table:table-cell office:value-type="float" office:value="15.2617488752333">
            <text:p>15.261748875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2610">
            <text:p>2610</text:p>
          </table:table-cell>
          <table:table-cell office:value-type="float" office:value="4558">
            <text:p>4558</text:p>
          </table:table-cell>
          <table:table-cell office:value-type="float" office:value="8132">
            <text:p>8132</text:p>
          </table:table-cell>
          <table:table-cell office:value-type="float" office:value="221.25">
            <text:p>221.25</text:p>
          </table:table-cell>
          <table:table-cell office:value-type="float" office:value="280.125">
            <text:p>280.125</text:p>
          </table:table-cell>
          <table:table-cell office:value-type="float" office:value="421.875">
            <text:p>421.875</text:p>
          </table:table-cell>
          <table:table-cell office:value-type="float" office:value="0.0847701149425287">
            <text:p>0.0847701149</text:p>
          </table:table-cell>
          <table:table-cell office:value-type="float" office:value="0.0614578762615182">
            <text:p>0.0614578763</text:p>
          </table:table-cell>
          <table:table-cell office:value-type="float" office:value="0.0518783817019183">
            <text:p>0.0518783817</text:p>
          </table:table-cell>
          <table:table-cell office:value-type="float" office:value="1.31077990817809">
            <text:p>1.3107799082</text:p>
          </table:table-cell>
          <table:table-cell office:value-type="float" office:value="1.22250562520228">
            <text:p>1.2225056252</text:p>
          </table:table-cell>
          <table:table-cell office:value-type="float" office:value="1.18684941427321">
            <text:p>1.1868494143</text:p>
          </table:table-cell>
          <table:table-cell office:value-type="float" office:value="8.51866118285507">
            <text:p>8.5186611829</text:p>
          </table:table-cell>
          <table:table-cell office:value-type="float" office:value="11.6215395457678">
            <text:p>11.6215395458</text:p>
          </table:table-cell>
          <table:table-cell office:value-type="float" office:value="13.7046546078193">
            <text:p>13.704654607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2708">
            <text:p>2708</text:p>
          </table:table-cell>
          <table:table-cell office:value-type="float" office:value="4925">
            <text:p>4925</text:p>
          </table:table-cell>
          <table:table-cell office:value-type="float" office:value="8178">
            <text:p>8178</text:p>
          </table:table-cell>
          <table:table-cell office:value-type="float" office:value="229.25">
            <text:p>229.25</text:p>
          </table:table-cell>
          <table:table-cell office:value-type="float" office:value="232.625">
            <text:p>232.625</text:p>
          </table:table-cell>
          <table:table-cell office:value-type="float" office:value="278">
            <text:p>278</text:p>
          </table:table-cell>
          <table:table-cell office:value-type="float" office:value="0.0846565731166913">
            <text:p>0.0846565731</text:p>
          </table:table-cell>
          <table:table-cell office:value-type="float" office:value="0.0472335025380711">
            <text:p>0.0472335025</text:p>
          </table:table-cell>
          <table:table-cell office:value-type="float" office:value="0.0339936414771338">
            <text:p>0.0339936415</text:p>
          </table:table-cell>
          <table:table-cell office:value-type="float" office:value="1.31034480723727">
            <text:p>1.3103448072</text:p>
          </table:table-cell>
          <table:table-cell office:value-type="float" office:value="1.1696900262568">
            <text:p>1.1696900263</text:p>
          </table:table-cell>
          <table:table-cell office:value-type="float" office:value="1.12124265778528">
            <text:p>1.1212426578</text:p>
          </table:table-cell>
          <table:table-cell office:value-type="float" office:value="8.52963397545349">
            <text:p>8.5296339755</text:p>
          </table:table-cell>
          <table:table-cell office:value-type="float" office:value="15.0188132260496">
            <text:p>15.018813226</text:p>
          </table:table-cell>
          <table:table-cell office:value-type="float" office:value="20.7351378303855">
            <text:p>20.735137830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3030">
            <text:p>3030</text:p>
          </table:table-cell>
          <table:table-cell office:value-type="float" office:value="5485">
            <text:p>5485</text:p>
          </table:table-cell>
          <table:table-cell office:value-type="float" office:value="11129">
            <text:p>11129</text:p>
          </table:table-cell>
          <table:table-cell office:value-type="float" office:value="251.625">
            <text:p>251.625</text:p>
          </table:table-cell>
          <table:table-cell office:value-type="float" office:value="220.5">
            <text:p>220.5</text:p>
          </table:table-cell>
          <table:table-cell office:value-type="float" office:value="246.875">
            <text:p>246.875</text:p>
          </table:table-cell>
          <table:table-cell office:value-type="float" office:value="0.0830445544554455">
            <text:p>0.0830445545</text:p>
          </table:table-cell>
          <table:table-cell office:value-type="float" office:value="0.040200546946217">
            <text:p>0.0402005469</text:p>
          </table:table-cell>
          <table:table-cell office:value-type="float" office:value="0.0221830353131458">
            <text:p>0.0221830353</text:p>
          </table:table-cell>
          <table:table-cell office:value-type="float" office:value="1.30417288072248">
            <text:p>1.3041728807</text:p>
          </table:table-cell>
          <table:table-cell office:value-type="float" office:value="1.14386943890232">
            <text:p>1.1438694389</text:p>
          </table:table-cell>
          <table:table-cell office:value-type="float" office:value="1.07860511422519">
            <text:p>1.0786051142</text:p>
          </table:table-cell>
          <table:table-cell office:value-type="float" office:value="8.68865637151456">
            <text:p>8.6886563715</text:p>
          </table:table-cell>
          <table:table-cell office:value-type="float" office:value="17.5865296212779">
            <text:p>17.5865296213</text:p>
          </table:table-cell>
          <table:table-cell office:value-type="float" office:value="31.5920302024172">
            <text:p>31.592030202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3174">
            <text:p>3174</text:p>
          </table:table-cell>
          <table:table-cell office:value-type="float" office:value="5720">
            <text:p>5720</text:p>
          </table:table-cell>
          <table:table-cell office:value-type="float" office:value="10577">
            <text:p>10577</text:p>
          </table:table-cell>
          <table:table-cell office:value-type="float" office:value="231.5">
            <text:p>231.5</text:p>
          </table:table-cell>
          <table:table-cell office:value-type="float" office:value="263.5">
            <text:p>263.5</text:p>
          </table:table-cell>
          <table:table-cell office:value-type="float" office:value="527">
            <text:p>527</text:p>
          </table:table-cell>
          <table:table-cell office:value-type="float" office:value="0.0729363579080025">
            <text:p>0.0729363579</text:p>
          </table:table-cell>
          <table:table-cell office:value-type="float" office:value="0.0460664335664336">
            <text:p>0.0460664336</text:p>
          </table:table-cell>
          <table:table-cell office:value-type="float" office:value="0.0498250921811478">
            <text:p>0.0498250922</text:p>
          </table:table-cell>
          <table:table-cell office:value-type="float" office:value="1.26570388879558">
            <text:p>1.2657038888</text:p>
          </table:table-cell>
          <table:table-cell office:value-type="float" office:value="1.16539186543352">
            <text:p>1.1653918654</text:p>
          </table:table-cell>
          <table:table-cell office:value-type="float" office:value="1.1792536006633">
            <text:p>1.1792536007</text:p>
          </table:table-cell>
          <table:table-cell office:value-type="float" office:value="9.8459595683666">
            <text:p>9.8459595684</text:p>
          </table:table-cell>
          <table:table-cell office:value-type="float" office:value="15.3906586705698">
            <text:p>15.3906586706</text:p>
          </table:table-cell>
          <table:table-cell office:value-type="float" office:value="14.2553736868401">
            <text:p>14.255373686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276">
            <text:p>3276</text:p>
          </table:table-cell>
          <table:table-cell office:value-type="float" office:value="5748">
            <text:p>5748</text:p>
          </table:table-cell>
          <table:table-cell office:value-type="float" office:value="9585">
            <text:p>9585</text:p>
          </table:table-cell>
          <table:table-cell office:value-type="float" office:value="228.125">
            <text:p>228.125</text:p>
          </table:table-cell>
          <table:table-cell office:value-type="float" office:value="364.625">
            <text:p>364.625</text:p>
          </table:table-cell>
          <table:table-cell office:value-type="float" office:value="361">
            <text:p>361</text:p>
          </table:table-cell>
          <table:table-cell office:value-type="float" office:value="0.0696352258852259">
            <text:p>0.0696352259</text:p>
          </table:table-cell>
          <table:table-cell office:value-type="float" office:value="0.0634351078636047">
            <text:p>0.0634351079</text:p>
          </table:table-cell>
          <table:table-cell office:value-type="float" office:value="0.0376630151278039">
            <text:p>0.0376630151</text:p>
          </table:table-cell>
          <table:table-cell office:value-type="float" office:value="1.2532274573791">
            <text:p>1.2532274574</text:p>
          </table:table-cell>
          <table:table-cell office:value-type="float" office:value="1.22990994282556">
            <text:p>1.2299099428</text:p>
          </table:table-cell>
          <table:table-cell office:value-type="float" office:value="1.13460081825601">
            <text:p>1.1346008183</text:p>
          </table:table-cell>
          <table:table-cell office:value-type="float" office:value="10.2966587817751">
            <text:p>10.2966587818</text:p>
          </table:table-cell>
          <table:table-cell office:value-type="float" office:value="11.2698912396156">
            <text:p>11.2698912396</text:p>
          </table:table-cell>
          <table:table-cell office:value-type="float" office:value="18.7483597831349">
            <text:p>18.748359783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712">
            <text:p>3712</text:p>
          </table:table-cell>
          <table:table-cell office:value-type="float" office:value="6212">
            <text:p>6212</text:p>
          </table:table-cell>
          <table:table-cell office:value-type="float" office:value="11147">
            <text:p>11147</text:p>
          </table:table-cell>
          <table:table-cell office:value-type="float" office:value="190.5">
            <text:p>190.5</text:p>
          </table:table-cell>
          <table:table-cell office:value-type="float" office:value="391.625">
            <text:p>391.625</text:p>
          </table:table-cell>
          <table:table-cell office:value-type="float" office:value="651.875">
            <text:p>651.875</text:p>
          </table:table-cell>
          <table:table-cell office:value-type="float" office:value="0.0513200431034483">
            <text:p>0.0513200431</text:p>
          </table:table-cell>
          <table:table-cell office:value-type="float" office:value="0.0630433032839665">
            <text:p>0.0630433033</text:p>
          </table:table-cell>
          <table:table-cell office:value-type="float" office:value="0.0584798600520319">
            <text:p>0.0584798601</text:p>
          </table:table-cell>
          <table:table-cell office:value-type="float" office:value="1.18478229463738">
            <text:p>1.1847822946</text:p>
          </table:table-cell>
          <table:table-cell office:value-type="float" office:value="1.22844149934823">
            <text:p>1.2284414993</text:p>
          </table:table-cell>
          <table:table-cell office:value-type="float" office:value="1.21138250248425">
            <text:p>1.2113825025</text:p>
          </table:table-cell>
          <table:table-cell office:value-type="float" office:value="13.8500468676288">
            <text:p>13.8500468676</text:p>
          </table:table-cell>
          <table:table-cell office:value-type="float" office:value="11.3378213631686">
            <text:p>11.3378213632</text:p>
          </table:table-cell>
          <table:table-cell office:value-type="float" office:value="12.1960412493822">
            <text:p>12.196041249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260">
            <text:p>4260</text:p>
          </table:table-cell>
          <table:table-cell office:value-type="float" office:value="7226">
            <text:p>7226</text:p>
          </table:table-cell>
          <table:table-cell office:value-type="float" office:value="13897">
            <text:p>13897</text:p>
          </table:table-cell>
          <table:table-cell office:value-type="float" office:value="82.125">
            <text:p>82.125</text:p>
          </table:table-cell>
          <table:table-cell office:value-type="float" office:value="357.125">
            <text:p>357.125</text:p>
          </table:table-cell>
          <table:table-cell office:value-type="float" office:value="552.25">
            <text:p>552.25</text:p>
          </table:table-cell>
          <table:table-cell office:value-type="float" office:value="0.0192781690140845">
            <text:p>0.019278169</text:p>
          </table:table-cell>
          <table:table-cell office:value-type="float" office:value="0.0494222252975367">
            <text:p>0.0494222253</text:p>
          </table:table-cell>
          <table:table-cell office:value-type="float" office:value="0.0397387925451536">
            <text:p>0.0397387925</text:p>
          </table:table-cell>
          <table:table-cell office:value-type="float" office:value="1.06820202123835">
            <text:p>1.0682020212</text:p>
          </table:table-cell>
          <table:table-cell office:value-type="float" office:value="1.17776519899396">
            <text:p>1.177765199</text:p>
          </table:table-cell>
          <table:table-cell office:value-type="float" office:value="1.14218095030861">
            <text:p>1.1421809503</text:p>
          </table:table-cell>
          <table:table-cell office:value-type="float" office:value="0">
            <text:p>0</text:p>
          </table:table-cell>
          <table:table-cell office:value-type="float" office:value="14.3687967863655">
            <text:p>14.3687967864</text:p>
          </table:table-cell>
          <table:table-cell office:value-type="float" office:value="17.7869055101509">
            <text:p>17.786905510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4162">
            <text:p>4162</text:p>
          </table:table-cell>
          <table:table-cell office:value-type="float" office:value="6395">
            <text:p>6395</text:p>
          </table:table-cell>
          <table:table-cell office:value-type="float" office:value="11733">
            <text:p>11733</text:p>
          </table:table-cell>
          <table:table-cell office:value-type="float" office:value="217.25">
            <text:p>217.25</text:p>
          </table:table-cell>
          <table:table-cell office:value-type="float" office:value="283.5">
            <text:p>283.5</text:p>
          </table:table-cell>
          <table:table-cell office:value-type="float" office:value="555">
            <text:p>555</text:p>
          </table:table-cell>
          <table:table-cell office:value-type="float" office:value="0.0521984622777511">
            <text:p>0.0521984623</text:p>
          </table:table-cell>
          <table:table-cell office:value-type="float" office:value="0.0443315089913995">
            <text:p>0.044331509</text:p>
          </table:table-cell>
          <table:table-cell office:value-type="float" office:value="0.0473024801840961">
            <text:p>0.0473024802</text:p>
          </table:table-cell>
          <table:table-cell office:value-type="float" office:value="1.18803498972189">
            <text:p>1.1880349897</text:p>
          </table:table-cell>
          <table:table-cell office:value-type="float" office:value="1.15901223554123">
            <text:p>1.1590122355</text:p>
          </table:table-cell>
          <table:table-cell office:value-type="float" office:value="1.16994422892221">
            <text:p>1.1699442289</text:p>
          </table:table-cell>
          <table:table-cell office:value-type="float" office:value="13.6227074706002">
            <text:p>13.6227074706</text:p>
          </table:table-cell>
          <table:table-cell office:value-type="float" office:value="15.9796103375375">
            <text:p>15.9796103375</text:p>
          </table:table-cell>
          <table:table-cell office:value-type="float" office:value="14.9974101121578">
            <text:p>14.997410112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4132">
            <text:p>4132</text:p>
          </table:table-cell>
          <table:table-cell office:value-type="float" office:value="6879">
            <text:p>6879</text:p>
          </table:table-cell>
          <table:table-cell office:value-type="float" office:value="12498">
            <text:p>12498</text:p>
          </table:table-cell>
          <table:table-cell office:value-type="float" office:value="202">
            <text:p>202</text:p>
          </table:table-cell>
          <table:table-cell office:value-type="float" office:value="331.25">
            <text:p>331.25</text:p>
          </table:table-cell>
          <table:table-cell office:value-type="float" office:value="924.375">
            <text:p>924.375</text:p>
          </table:table-cell>
          <table:table-cell office:value-type="float" office:value="0.0488867376573088">
            <text:p>0.0488867377</text:p>
          </table:table-cell>
          <table:table-cell office:value-type="float" office:value="0.0481538014246257">
            <text:p>0.0481538014</text:p>
          </table:table-cell>
          <table:table-cell office:value-type="float" office:value="0.073961833893423">
            <text:p>0.0739618339</text:p>
          </table:table-cell>
          <table:table-cell office:value-type="float" office:value="1.17578781151338">
            <text:p>1.1757878115</text:p>
          </table:table-cell>
          <table:table-cell office:value-type="float" office:value="1.17308313062581">
            <text:p>1.1730831306</text:p>
          </table:table-cell>
          <table:table-cell office:value-type="float" office:value="1.26958831025782">
            <text:p>1.2695883103</text:p>
          </table:table-cell>
          <table:table-cell office:value-type="float" office:value="14.5224511457839">
            <text:p>14.5224511458</text:p>
          </table:table-cell>
          <table:table-cell office:value-type="float" office:value="14.7383007498573">
            <text:p>14.7383007499</text:p>
          </table:table-cell>
          <table:table-cell office:value-type="float" office:value="9.71413966071433">
            <text:p>9.714139660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 office:value-type="float" office:value="75">
            <text:p>75</text:p>
          </table:table-cell>
          <table:table-cell office:value-type="float" office:value="4510">
            <text:p>4510</text:p>
          </table:table-cell>
          <table:table-cell office:value-type="float" office:value="7658">
            <text:p>7658</text:p>
          </table:table-cell>
          <table:table-cell office:value-type="float" office:value="17394">
            <text:p>17394</text:p>
          </table:table-cell>
          <table:table-cell office:value-type="float" office:value="183.375">
            <text:p>183.375</text:p>
          </table:table-cell>
          <table:table-cell office:value-type="float" office:value="343">
            <text:p>343</text:p>
          </table:table-cell>
          <table:table-cell office:value-type="float" office:value="832.375">
            <text:p>832.375</text:p>
          </table:table-cell>
          <table:table-cell office:value-type="float" office:value="0.040659645232816">
            <text:p>0.0406596452</text:p>
          </table:table-cell>
          <table:table-cell office:value-type="float" office:value="0.0447897623400366">
            <text:p>0.0447897623</text:p>
          </table:table-cell>
          <table:table-cell office:value-type="float" office:value="0.0478541451075083">
            <text:p>0.0478541451</text:p>
          </table:table-cell>
          <table:table-cell office:value-type="float" office:value="1.14554904354575">
            <text:p>1.1455490435</text:p>
          </table:table-cell>
          <table:table-cell office:value-type="float" office:value="1.16069616889866">
            <text:p>1.1606961689</text:p>
          </table:table-cell>
          <table:table-cell office:value-type="float" office:value="1.17197794551606">
            <text:p>1.1719779455</text:p>
          </table:table-cell>
          <table:table-cell office:value-type="float" office:value="17.3918177479463">
            <text:p>17.3918177479</text:p>
          </table:table-cell>
          <table:table-cell office:value-type="float" office:value="15.8196145238515">
            <text:p>15.8196145239</text:p>
          </table:table-cell>
          <table:table-cell office:value-type="float" office:value="14.8284533631729">
            <text:p>14.828453363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2">
            <text:p>72</text:p>
          </table:table-cell>
          <table:table-cell office:value-type="float" office:value="4730">
            <text:p>4730</text:p>
          </table:table-cell>
          <table:table-cell office:value-type="float" office:value="7973">
            <text:p>7973</text:p>
          </table:table-cell>
          <table:table-cell office:value-type="float" office:value="15377">
            <text:p>15377</text:p>
          </table:table-cell>
          <table:table-cell office:value-type="float" office:value="-3.25">
            <text:p>-3.25</text:p>
          </table:table-cell>
          <table:table-cell office:value-type="float" office:value="-1.875">
            <text:p>-1.875</text:p>
          </table:table-cell>
          <table:table-cell office:value-type="float" office:value="590.25">
            <text:p>590.25</text:p>
          </table:table-cell>
          <table:table-cell office:value-type="float" office:value="-0.000687103594080338">
            <text:p>-0.0006871036</text:p>
          </table:table-cell>
          <table:table-cell office:value-type="float" office:value="-0.000235168694343409">
            <text:p>-0.0002351687</text:p>
          </table:table-cell>
          <table:table-cell office:value-type="float" office:value="0.0383852506990961">
            <text:p>0.0383852507</text:p>
          </table:table-cell>
          <table:table-cell office:value-type="float" office:value="0.997596062758963">
            <text:p>0.9975960628</text:p>
          </table:table-cell>
          <table:table-cell office:value-type="float" office:value="0.999177017966255">
            <text:p>0.999177018</text:p>
          </table:table-cell>
          <table:table-cell office:value-type="float" office:value="1.13723629529045">
            <text:p>1.1372362953</text:p>
          </table:table-cell>
          <table:table-cell table:number-columns-repeated="2" office:value-type="float" office:value="0">
            <text:p>0</text:p>
          </table:table-cell>
          <table:table-cell office:value-type="float" office:value="18.4020416210208">
            <text:p>18.40204162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4525">
            <text:p>4525</text:p>
          </table:table-cell>
          <table:table-cell office:value-type="float" office:value="8061">
            <text:p>8061</text:p>
          </table:table-cell>
          <table:table-cell office:value-type="float" office:value="15460">
            <text:p>15460</text:p>
          </table:table-cell>
          <table:table-cell office:value-type="float" office:value="171.125">
            <text:p>171.125</text:p>
          </table:table-cell>
          <table:table-cell office:value-type="float" office:value="282">
            <text:p>282</text:p>
          </table:table-cell>
          <table:table-cell office:value-type="float" office:value="688.25">
            <text:p>688.25</text:p>
          </table:table-cell>
          <table:table-cell office:value-type="float" office:value="0.037817679558011">
            <text:p>0.0378176796</text:p>
          </table:table-cell>
          <table:table-cell office:value-type="float" office:value="0.0349832526981764">
            <text:p>0.0349832527</text:p>
          </table:table-cell>
          <table:table-cell office:value-type="float" office:value="0.0445181112548512">
            <text:p>0.0445181113</text:p>
          </table:table-cell>
          <table:table-cell office:value-type="float" office:value="1.13516502515186">
            <text:p>1.1351650252</text:p>
          </table:table-cell>
          <table:table-cell office:value-type="float" office:value="1.12484008726353">
            <text:p>1.1248400873</text:p>
          </table:table-cell>
          <table:table-cell office:value-type="float" office:value="1.15969783936219">
            <text:p>1.1596978394</text:p>
          </table:table-cell>
          <table:table-cell office:value-type="float" office:value="18.6730839428893">
            <text:p>18.6730839429</text:p>
          </table:table-cell>
          <table:table-cell office:value-type="float" office:value="20.1582733551145">
            <text:p>20.1582733551</text:p>
          </table:table-cell>
          <table:table-cell office:value-type="float" office:value="15.9140620275463">
            <text:p>15.914062027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4882">
            <text:p>4882</text:p>
          </table:table-cell>
          <table:table-cell office:value-type="float" office:value="8786">
            <text:p>8786</text:p>
          </table:table-cell>
          <table:table-cell office:value-type="float" office:value="17173">
            <text:p>17173</text:p>
          </table:table-cell>
          <table:table-cell office:value-type="float" office:value="263">
            <text:p>263</text:p>
          </table:table-cell>
          <table:table-cell office:value-type="float" office:value="661.5">
            <text:p>661.5</text:p>
          </table:table-cell>
          <table:table-cell office:value-type="float" office:value="876.5">
            <text:p>876.5</text:p>
          </table:table-cell>
          <table:table-cell office:value-type="float" office:value="0.053871364195002">
            <text:p>0.0538713642</text:p>
          </table:table-cell>
          <table:table-cell office:value-type="float" office:value="0.0752902344639199">
            <text:p>0.0752902345</text:p>
          </table:table-cell>
          <table:table-cell office:value-type="float" office:value="0.0510394223490363">
            <text:p>0.0510394223</text:p>
          </table:table-cell>
          <table:table-cell office:value-type="float" office:value="1.19423793748776">
            <text:p>1.1942379375</text:p>
          </table:table-cell>
          <table:table-cell office:value-type="float" office:value="1.27462631465876">
            <text:p>1.2746263147</text:p>
          </table:table-cell>
          <table:table-cell office:value-type="float" office:value="1.18374382258372">
            <text:p>1.1837438226</text:p>
          </table:table-cell>
          <table:table-cell office:value-type="float" office:value="13.210252180777">
            <text:p>13.2102521808</text:p>
          </table:table-cell>
          <table:table-cell office:value-type="float" office:value="9.54871675539301">
            <text:p>9.5487167554</text:p>
          </table:table-cell>
          <table:table-cell office:value-type="float" office:value="13.9243218653425">
            <text:p>13.924321865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5644">
            <text:p>5644</text:p>
          </table:table-cell>
          <table:table-cell office:value-type="float" office:value="9845">
            <text:p>9845</text:p>
          </table:table-cell>
          <table:table-cell office:value-type="float" office:value="18153">
            <text:p>18153</text:p>
          </table:table-cell>
          <table:table-cell office:value-type="float" office:value="299.25">
            <text:p>299.25</text:p>
          </table:table-cell>
          <table:table-cell office:value-type="float" office:value="584.375">
            <text:p>584.375</text:p>
          </table:table-cell>
          <table:table-cell office:value-type="float" office:value="481.125">
            <text:p>481.125</text:p>
          </table:table-cell>
          <table:table-cell office:value-type="float" office:value="0.0530209071580439">
            <text:p>0.0530209072</text:p>
          </table:table-cell>
          <table:table-cell office:value-type="float" office:value="0.0593575418994413">
            <text:p>0.0593575419</text:p>
          </table:table-cell>
          <table:table-cell office:value-type="float" office:value="0.0265038836555941">
            <text:p>0.0265038837</text:p>
          </table:table-cell>
          <table:table-cell office:value-type="float" office:value="1.19108315958104">
            <text:p>1.1910831596</text:p>
          </table:table-cell>
          <table:table-cell office:value-type="float" office:value="1.21465709949752">
            <text:p>1.2146570995</text:p>
          </table:table-cell>
          <table:table-cell office:value-type="float" office:value="1.09414040625828">
            <text:p>1.0941404063</text:p>
          </table:table-cell>
          <table:table-cell office:value-type="float" office:value="13.4166812322003">
            <text:p>13.4166812322</text:p>
          </table:table-cell>
          <table:table-cell office:value-type="float" office:value="12.0207343748758">
            <text:p>12.0207343749</text:p>
          </table:table-cell>
          <table:table-cell office:value-type="float" office:value="26.4977272464705">
            <text:p>26.497727246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5734">
            <text:p>5734</text:p>
          </table:table-cell>
          <table:table-cell office:value-type="float" office:value="10152">
            <text:p>10152</text:p>
          </table:table-cell>
          <table:table-cell office:value-type="float" office:value="18505">
            <text:p>18505</text:p>
          </table:table-cell>
          <table:table-cell office:value-type="float" office:value="362.875">
            <text:p>362.875</text:p>
          </table:table-cell>
          <table:table-cell office:value-type="float" office:value="617.75">
            <text:p>617.75</text:p>
          </table:table-cell>
          <table:table-cell office:value-type="float" office:value="311.25">
            <text:p>311.25</text:p>
          </table:table-cell>
          <table:table-cell office:value-type="float" office:value="0.0632847924659923">
            <text:p>0.0632847925</text:p>
          </table:table-cell>
          <table:table-cell office:value-type="float" office:value="0.0608500788022065">
            <text:p>0.0608500788</text:p>
          </table:table-cell>
          <table:table-cell office:value-type="float" office:value="0.0168197784382599">
            <text:p>0.0168197784</text:p>
          </table:table-cell>
          <table:table-cell office:value-type="float" office:value="1.2293465049476">
            <text:p>1.2293465049</text:p>
          </table:table-cell>
          <table:table-cell office:value-type="float" office:value="1.22023263070458">
            <text:p>1.2202326307</text:p>
          </table:table-cell>
          <table:table-cell office:value-type="float" office:value="1.05942371822947">
            <text:p>1.0594237182</text:p>
          </table:table-cell>
          <table:table-cell office:value-type="float" office:value="11.2958531396098">
            <text:p>11.2958531396</text:p>
          </table:table-cell>
          <table:table-cell office:value-type="float" office:value="11.7342263730653">
            <text:p>11.73422637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860">
            <text:p>5860</text:p>
          </table:table-cell>
          <table:table-cell office:value-type="float" office:value="10115">
            <text:p>10115</text:p>
          </table:table-cell>
          <table:table-cell office:value-type="float" office:value="16748">
            <text:p>16748</text:p>
          </table:table-cell>
          <table:table-cell office:value-type="float" office:value="458.625">
            <text:p>458.625</text:p>
          </table:table-cell>
          <table:table-cell office:value-type="float" office:value="823">
            <text:p>823</text:p>
          </table:table-cell>
          <table:table-cell office:value-type="float" office:value="226.125">
            <text:p>226.125</text:p>
          </table:table-cell>
          <table:table-cell office:value-type="float" office:value="0.0782636518771331">
            <text:p>0.0782636519</text:p>
          </table:table-cell>
          <table:table-cell office:value-type="float" office:value="0.0813643104300544">
            <text:p>0.0813643104</text:p>
          </table:table-cell>
          <table:table-cell office:value-type="float" office:value="0.013501612132792">
            <text:p>0.0135016121</text:p>
          </table:table-cell>
          <table:table-cell office:value-type="float" office:value="1.28592817201205">
            <text:p>1.285928172</text:p>
          </table:table-cell>
          <table:table-cell office:value-type="float" office:value="1.29775058248824">
            <text:p>1.2977505825</text:p>
          </table:table-cell>
          <table:table-cell office:value-type="float" office:value="1.04761293778393">
            <text:p>1.0476129378</text:p>
          </table:table-cell>
          <table:table-cell office:value-type="float" office:value="9.1987872728555">
            <text:p>9.1987872729</text:p>
          </table:table-cell>
          <table:table-cell office:value-type="float" office:value="8.86111246652366">
            <text:p>8.86111246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6410">
            <text:p>6410</text:p>
          </table:table-cell>
          <table:table-cell office:value-type="float" office:value="11057">
            <text:p>11057</text:p>
          </table:table-cell>
          <table:table-cell office:value-type="float" office:value="17836">
            <text:p>17836</text:p>
          </table:table-cell>
          <table:table-cell office:value-type="float" office:value="520.25">
            <text:p>520.25</text:p>
          </table:table-cell>
          <table:table-cell office:value-type="float" office:value="862.125">
            <text:p>862.125</text:p>
          </table:table-cell>
          <table:table-cell office:value-type="float" office:value="296.375">
            <text:p>296.375</text:p>
          </table:table-cell>
          <table:table-cell office:value-type="float" office:value="0.0811622464898596">
            <text:p>0.0811622465</text:p>
          </table:table-cell>
          <table:table-cell office:value-type="float" office:value="0.0779709686171656">
            <text:p>0.0779709686</text:p>
          </table:table-cell>
          <table:table-cell office:value-type="float" office:value="0.0166166741421843">
            <text:p>0.0166166741</text:p>
          </table:table-cell>
          <table:table-cell office:value-type="float" office:value="1.29697899081486">
            <text:p>1.2969789908</text:p>
          </table:table-cell>
          <table:table-cell office:value-type="float" office:value="1.28481415517639">
            <text:p>1.2848141552</text:p>
          </table:table-cell>
          <table:table-cell office:value-type="float" office:value="1.05869954266236">
            <text:p>1.0586995427</text:p>
          </table:table-cell>
          <table:table-cell office:value-type="float" office:value="8.8823325545715">
            <text:p>8.8823325546</text:p>
          </table:table-cell>
          <table:table-cell office:value-type="float" office:value="9.23204825335067">
            <text:p>9.23204825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6960">
            <text:p>6960</text:p>
          </table:table-cell>
          <table:table-cell office:value-type="float" office:value="12044">
            <text:p>12044</text:p>
          </table:table-cell>
          <table:table-cell office:value-type="float" office:value="17515">
            <text:p>17515</text:p>
          </table:table-cell>
          <table:table-cell office:value-type="float" office:value="546">
            <text:p>546</text:p>
          </table:table-cell>
          <table:table-cell office:value-type="float" office:value="875.625">
            <text:p>875.625</text:p>
          </table:table-cell>
          <table:table-cell office:value-type="float" office:value="596.25">
            <text:p>596.25</text:p>
          </table:table-cell>
          <table:table-cell office:value-type="float" office:value="0.078448275862069">
            <text:p>0.0784482759</text:p>
          </table:table-cell>
          <table:table-cell office:value-type="float" office:value="0.0727021753570243">
            <text:p>0.0727021754</text:p>
          </table:table-cell>
          <table:table-cell office:value-type="float" office:value="0.0340422495004282">
            <text:p>0.0340422495</text:p>
          </table:table-cell>
          <table:table-cell office:value-type="float" office:value="1.28663106420927">
            <text:p>1.2866310642</text:p>
          </table:table-cell>
          <table:table-cell office:value-type="float" office:value="1.26481740210081">
            <text:p>1.2648174021</text:p>
          </table:table-cell>
          <table:table-cell office:value-type="float" office:value="1.12141926776356">
            <text:p>1.1214192678</text:p>
          </table:table-cell>
          <table:table-cell office:value-type="float" office:value="9.17793391394886">
            <text:p>9.1779339139</text:p>
          </table:table-cell>
          <table:table-cell office:value-type="float" office:value="9.87658394916729">
            <text:p>9.8765839492</text:p>
          </table:table-cell>
          <table:table-cell office:value-type="float" office:value="20.7060200691541">
            <text:p>20.706020069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544">
            <text:p>7544</text:p>
          </table:table-cell>
          <table:table-cell office:value-type="float" office:value="12154">
            <text:p>12154</text:p>
          </table:table-cell>
          <table:table-cell office:value-type="float" office:value="17434">
            <text:p>17434</text:p>
          </table:table-cell>
          <table:table-cell office:value-type="float" office:value="464.625">
            <text:p>464.625</text:p>
          </table:table-cell>
          <table:table-cell office:value-type="float" office:value="125.125">
            <text:p>125.125</text:p>
          </table:table-cell>
          <table:table-cell office:value-type="float" office:value="401">
            <text:p>401</text:p>
          </table:table-cell>
          <table:table-cell office:value-type="float" office:value="0.0615886797454931">
            <text:p>0.0615886797</text:p>
          </table:table-cell>
          <table:table-cell office:value-type="float" office:value="0.010294964620701">
            <text:p>0.0102949646</text:p>
          </table:table-cell>
          <table:table-cell office:value-type="float" office:value="0.0230010324652977">
            <text:p>0.0230010325</text:p>
          </table:table-cell>
          <table:table-cell office:value-type="float" office:value="1.2229949834359">
            <text:p>1.2229949834</text:p>
          </table:table-cell>
          <table:table-cell office:value-type="float" office:value="1.03624010931367">
            <text:p>1.0362401093</text:p>
          </table:table-cell>
          <table:table-cell office:value-type="float" office:value="1.0815405467177">
            <text:p>1.0815405467</text:p>
          </table:table-cell>
          <table:table-cell office:value-type="float" office:value="11.5975790756071">
            <text:p>11.5975790756</text:p>
          </table:table-cell>
          <table:table-cell office:value-type="float" office:value="0">
            <text:p>0</text:p>
          </table:table-cell>
          <table:table-cell office:value-type="float" office:value="30.4807412208318">
            <text:p>30.480741220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8326">
            <text:p>8326</text:p>
          </table:table-cell>
          <table:table-cell office:value-type="float" office:value="11949">
            <text:p>11949</text:p>
          </table:table-cell>
          <table:table-cell office:value-type="float" office:value="17573">
            <text:p>17573</text:p>
          </table:table-cell>
          <table:table-cell office:value-type="float" office:value="425.125">
            <text:p>425.125</text:p>
          </table:table-cell>
          <table:table-cell office:value-type="float" office:value="262.5">
            <text:p>262.5</text:p>
          </table:table-cell>
          <table:table-cell office:value-type="float" office:value="396.875">
            <text:p>396.875</text:p>
          </table:table-cell>
          <table:table-cell office:value-type="float" office:value="0.0510599327408119">
            <text:p>0.0510599327</text:p>
          </table:table-cell>
          <table:table-cell office:value-type="float" office:value="0.0219683655536028">
            <text:p>0.0219683656</text:p>
          </table:table-cell>
          <table:table-cell office:value-type="float" office:value="0.0225843623740966">
            <text:p>0.0225843624</text:p>
          </table:table-cell>
          <table:table-cell office:value-type="float" office:value="1.18381971338657">
            <text:p>1.1838197134</text:p>
          </table:table-cell>
          <table:table-cell office:value-type="float" office:value="1.0778351932444">
            <text:p>1.0778351932</text:p>
          </table:table-cell>
          <table:table-cell office:value-type="float" office:value="1.08004497302007">
            <text:p>1.080044973</text:p>
          </table:table-cell>
          <table:table-cell office:value-type="float" office:value="13.9188655037454">
            <text:p>13.9188655037</text:p>
          </table:table-cell>
          <table:table-cell office:value-type="float" office:value="31.8973780541616">
            <text:p>31.8973780542</text:p>
          </table:table-cell>
          <table:table-cell office:value-type="float" office:value="31.0367491747277">
            <text:p>31.036749174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9014">
            <text:p>9014</text:p>
          </table:table-cell>
          <table:table-cell office:value-type="float" office:value="12452">
            <text:p>12452</text:p>
          </table:table-cell>
          <table:table-cell office:value-type="float" office:value="19503">
            <text:p>19503</text:p>
          </table:table-cell>
          <table:table-cell office:value-type="float" office:value="339.5">
            <text:p>339.5</text:p>
          </table:table-cell>
          <table:table-cell office:value-type="float" office:value="277">
            <text:p>277</text:p>
          </table:table-cell>
          <table:table-cell office:value-type="float" office:value="367.875">
            <text:p>367.875</text:p>
          </table:table-cell>
          <table:table-cell office:value-type="float" office:value="0.037663634346572">
            <text:p>0.0376636343</text:p>
          </table:table-cell>
          <table:table-cell office:value-type="float" office:value="0.0222454224221009">
            <text:p>0.0222454224</text:p>
          </table:table-cell>
          <table:table-cell office:value-type="float" office:value="0.01886248269497">
            <text:p>0.0188624827</text:p>
          </table:table-cell>
          <table:table-cell office:value-type="float" office:value="1.1346030769433">
            <text:p>1.1346030769</text:p>
          </table:table-cell>
          <table:table-cell office:value-type="float" office:value="1.07882890176208">
            <text:p>1.0788289018</text:p>
          </table:table-cell>
          <table:table-cell office:value-type="float" office:value="1.06671604420909">
            <text:p>1.0667160442</text:p>
          </table:table-cell>
          <table:table-cell office:value-type="float" office:value="18.7480571742111">
            <text:p>18.7480571742</text:p>
          </table:table-cell>
          <table:table-cell office:value-type="float" office:value="31.5043954902515">
            <text:p>31.5043954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83">
            <text:p>283</text:p>
          </table:table-cell>
          <table:table-cell office:value-type="float" office:value="239">
            <text:p>239</text:p>
          </table:table-cell>
          <table:table-cell office:value-type="float" office:value="9638">
            <text:p>9638</text:p>
          </table:table-cell>
          <table:table-cell office:value-type="float" office:value="12747">
            <text:p>12747</text:p>
          </table:table-cell>
          <table:table-cell office:value-type="float" office:value="19852">
            <text:p>19852</text:p>
          </table:table-cell>
          <table:table-cell office:value-type="float" office:value="80">
            <text:p>80</text:p>
          </table:table-cell>
          <table:table-cell office:value-type="float" office:value="416.875">
            <text:p>416.875</text:p>
          </table:table-cell>
          <table:table-cell office:value-type="float" office:value="203.5">
            <text:p>203.5</text:p>
          </table:table-cell>
          <table:table-cell office:value-type="float" office:value="0.00830047727744345">
            <text:p>0.0083004773</text:p>
          </table:table-cell>
          <table:table-cell office:value-type="float" office:value="0.0327037734368871">
            <text:p>0.0327037734</text:p>
          </table:table-cell>
          <table:table-cell office:value-type="float" office:value="0.010250856336893">
            <text:p>0.0102508563</text:p>
          </table:table-cell>
          <table:table-cell office:value-type="float" office:value="1.0291867104002">
            <text:p>1.0291867104</text:p>
          </table:table-cell>
          <table:table-cell office:value-type="float" office:value="1.11655949915125">
            <text:p>1.1165594992</text:p>
          </table:table-cell>
          <table:table-cell office:value-type="float" office:value="1.03608395408818">
            <text:p>1.0360839541</text:p>
          </table:table-cell>
          <table:table-cell office:value-type="float" office:value="0">
            <text:p>0</text:p>
          </table:table-cell>
          <table:table-cell office:value-type="float" office:value="21.5394305179774">
            <text:p>21.539430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9072">
            <text:p>9072</text:p>
          </table:table-cell>
          <table:table-cell office:value-type="float" office:value="12416">
            <text:p>12416</text:p>
          </table:table-cell>
          <table:table-cell office:value-type="float" office:value="20038">
            <text:p>20038</text:p>
          </table:table-cell>
          <table:table-cell office:value-type="float" office:value="124.75">
            <text:p>124.75</text:p>
          </table:table-cell>
          <table:table-cell office:value-type="float" office:value="210.625">
            <text:p>210.625</text:p>
          </table:table-cell>
          <table:table-cell office:value-type="float" office:value="275.5">
            <text:p>275.5</text:p>
          </table:table-cell>
          <table:table-cell office:value-type="float" office:value="0.013751102292769">
            <text:p>0.0137511023</text:p>
          </table:table-cell>
          <table:table-cell office:value-type="float" office:value="0.0169639980670103">
            <text:p>0.0169639981</text:p>
          </table:table-cell>
          <table:table-cell office:value-type="float" office:value="0.0137488771334465">
            <text:p>0.0137488771</text:p>
          </table:table-cell>
          <table:table-cell office:value-type="float" office:value="1.04849947994065">
            <text:p>1.0484994799</text:p>
          </table:table-cell>
          <table:table-cell office:value-type="float" office:value="1.05993803660615">
            <text:p>1.0599380366</text:p>
          </table:table-cell>
          <table:table-cell office:value-type="float" office:value="1.04849157194703">
            <text:p>1.04849157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7">
            <text:p>207</text:p>
          </table:table-cell>
          <table:table-cell office:value-type="float" office:value="266">
            <text:p>266</text:p>
          </table:table-cell>
          <table:table-cell office:value-type="float" office:value="9118">
            <text:p>9118</text:p>
          </table:table-cell>
          <table:table-cell office:value-type="float" office:value="12613">
            <text:p>12613</text:p>
          </table:table-cell>
          <table:table-cell office:value-type="float" office:value="20013">
            <text:p>20013</text:p>
          </table:table-cell>
          <table:table-cell office:value-type="float" office:value="112.25">
            <text:p>112.25</text:p>
          </table:table-cell>
          <table:table-cell office:value-type="float" office:value="280.125">
            <text:p>280.125</text:p>
          </table:table-cell>
          <table:table-cell office:value-type="float" office:value="408">
            <text:p>408</text:p>
          </table:table-cell>
          <table:table-cell office:value-type="float" office:value="0.0123108137749506">
            <text:p>0.0123108138</text:p>
          </table:table-cell>
          <table:table-cell office:value-type="float" office:value="0.0222092285736938">
            <text:p>0.0222092286</text:p>
          </table:table-cell>
          <table:table-cell office:value-type="float" office:value="0.0203867486134013">
            <text:p>0.0203867486</text:p>
          </table:table-cell>
          <table:table-cell office:value-type="float" office:value="1.0433848982385">
            <text:p>1.0433848982</text:p>
          </table:table-cell>
          <table:table-cell office:value-type="float" office:value="1.07869906968225">
            <text:p>1.0786990697</text:p>
          </table:table-cell>
          <table:table-cell office:value-type="float" office:value="1.0721682344042">
            <text:p>1.0721682344</text:p>
          </table:table-cell>
          <table:table-cell office:value-type="float" office:value="0">
            <text:p>0</text:p>
          </table:table-cell>
          <table:table-cell office:value-type="float" office:value="31.5551767632974">
            <text:p>31.5551767633</text:p>
          </table:table-cell>
          <table:table-cell office:value-type="float" office:value="34.3452963968454">
            <text:p>34.345296396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45">
            <text:p>145</text:p>
          </table:table-cell>
          <table:table-cell office:value-type="float" office:value="249">
            <text:p>249</text:p>
          </table:table-cell>
          <table:table-cell office:value-type="float" office:value="9306">
            <text:p>9306</text:p>
          </table:table-cell>
          <table:table-cell office:value-type="float" office:value="13740">
            <text:p>13740</text:p>
          </table:table-cell>
          <table:table-cell office:value-type="float" office:value="19899">
            <text:p>19899</text:p>
          </table:table-cell>
          <table:table-cell office:value-type="float" office:value="160.5">
            <text:p>160.5</text:p>
          </table:table-cell>
          <table:table-cell office:value-type="float" office:value="243.75">
            <text:p>243.75</text:p>
          </table:table-cell>
          <table:table-cell office:value-type="float" office:value="239.75">
            <text:p>239.75</text:p>
          </table:table-cell>
          <table:table-cell office:value-type="float" office:value="0.0172469374597034">
            <text:p>0.0172469375</text:p>
          </table:table-cell>
          <table:table-cell office:value-type="float" office:value="0.0177401746724891">
            <text:p>0.0177401747</text:p>
          </table:table-cell>
          <table:table-cell office:value-type="float" office:value="0.0120483441378964">
            <text:p>0.0120483441</text:p>
          </table:table-cell>
          <table:table-cell office:value-type="float" office:value="1.06094729653837">
            <text:p>1.0609472965</text:p>
          </table:table-cell>
          <table:table-cell office:value-type="float" office:value="1.06270745039664">
            <text:p>1.0627074504</text:p>
          </table:table-cell>
          <table:table-cell office:value-type="float" office:value="1.04245372317171">
            <text:p>1.04245372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9">
            <text:p>269</text:p>
          </table:table-cell>
          <table:table-cell office:value-type="float" office:value="9465">
            <text:p>9465</text:p>
          </table:table-cell>
          <table:table-cell office:value-type="float" office:value="13922">
            <text:p>13922</text:p>
          </table:table-cell>
          <table:table-cell office:value-type="float" office:value="19304">
            <text:p>19304</text:p>
          </table:table-cell>
          <table:table-cell office:value-type="float" office:value="42.875">
            <text:p>42.875</text:p>
          </table:table-cell>
          <table:table-cell office:value-type="float" office:value="103.625">
            <text:p>103.625</text:p>
          </table:table-cell>
          <table:table-cell office:value-type="float" office:value="135.375">
            <text:p>135.375</text:p>
          </table:table-cell>
          <table:table-cell office:value-type="float" office:value="0.00452984680401479">
            <text:p>0.0045298468</text:p>
          </table:table-cell>
          <table:table-cell office:value-type="float" office:value="0.00744325527941388">
            <text:p>0.0074432553</text:p>
          </table:table-cell>
          <table:table-cell office:value-type="float" office:value="0.00701279527559055">
            <text:p>0.0070127953</text:p>
          </table:table-cell>
          <table:table-cell office:value-type="float" office:value="1.0158946820577">
            <text:p>1.0158946821</text:p>
          </table:table-cell>
          <table:table-cell office:value-type="float" office:value="1.02615998149429">
            <text:p>1.0261599815</text:p>
          </table:table-cell>
          <table:table-cell office:value-type="float" office:value="1.02464117488782">
            <text:p>1.02464117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9022">
            <text:p>9022</text:p>
          </table:table-cell>
          <table:table-cell office:value-type="float" office:value="13538">
            <text:p>13538</text:p>
          </table:table-cell>
          <table:table-cell office:value-type="float" office:value="19397">
            <text:p>19397</text:p>
          </table:table-cell>
          <table:table-cell office:value-type="float" office:value="75.625">
            <text:p>75.625</text:p>
          </table:table-cell>
          <table:table-cell office:value-type="float" office:value="185.25">
            <text:p>185.25</text:p>
          </table:table-cell>
          <table:table-cell office:value-type="float" office:value="216.375">
            <text:p>216.375</text:p>
          </table:table-cell>
          <table:table-cell office:value-type="float" office:value="0.00838228774107737">
            <text:p>0.0083822877</text:p>
          </table:table-cell>
          <table:table-cell office:value-type="float" office:value="0.0136837051263111">
            <text:p>0.0136837051</text:p>
          </table:table-cell>
          <table:table-cell office:value-type="float" office:value="0.0111550755271434">
            <text:p>0.0111550755</text:p>
          </table:table-cell>
          <table:table-cell office:value-type="float" office:value="1.02947572207941">
            <text:p>1.0294757221</text:p>
          </table:table-cell>
          <table:table-cell office:value-type="float" office:value="1.04825996576262">
            <text:p>1.0482599658</text:p>
          </table:table-cell>
          <table:table-cell office:value-type="float" office:value="1.03928665833663">
            <text:p>1.03928665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1">
            <text:p>121</text:p>
          </table:table-cell>
          <table:table-cell office:value-type="float" office:value="263">
            <text:p>263</text:p>
          </table:table-cell>
          <table:table-cell office:value-type="float" office:value="9356">
            <text:p>9356</text:p>
          </table:table-cell>
          <table:table-cell office:value-type="float" office:value="14052">
            <text:p>14052</text:p>
          </table:table-cell>
          <table:table-cell office:value-type="float" office:value="20412">
            <text:p>20412</text:p>
          </table:table-cell>
          <table:table-cell office:value-type="float" office:value="136.625">
            <text:p>136.625</text:p>
          </table:table-cell>
          <table:table-cell office:value-type="float" office:value="170.75">
            <text:p>170.75</text:p>
          </table:table-cell>
          <table:table-cell office:value-type="float" office:value="277.5">
            <text:p>277.5</text:p>
          </table:table-cell>
          <table:table-cell office:value-type="float" office:value="0.0146029286019667">
            <text:p>0.0146029286</text:p>
          </table:table-cell>
          <table:table-cell office:value-type="float" office:value="0.0121512951892969">
            <text:p>0.0121512952</text:p>
          </table:table-cell>
          <table:table-cell office:value-type="float" office:value="0.0135949441504997">
            <text:p>0.0135949442</text:p>
          </table:table-cell>
          <table:table-cell office:value-type="float" office:value="1.05152821133344">
            <text:p>1.0515282113</text:p>
          </table:table-cell>
          <table:table-cell office:value-type="float" office:value="1.0428189349531">
            <text:p>1.042818935</text:p>
          </table:table-cell>
          <table:table-cell office:value-type="float" office:value="1.0479445566394">
            <text:p>1.04794455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0298">
            <text:p>10298</text:p>
          </table:table-cell>
          <table:table-cell office:value-type="float" office:value="14024">
            <text:p>14024</text:p>
          </table:table-cell>
          <table:table-cell office:value-type="float" office:value="21247">
            <text:p>21247</text:p>
          </table:table-cell>
          <table:table-cell office:value-type="float" office:value="124.75">
            <text:p>124.75</text:p>
          </table:table-cell>
          <table:table-cell office:value-type="float" office:value="247.25">
            <text:p>247.25</text:p>
          </table:table-cell>
          <table:table-cell office:value-type="float" office:value="302.625">
            <text:p>302.625</text:p>
          </table:table-cell>
          <table:table-cell office:value-type="float" office:value="0.0121140027189746">
            <text:p>0.0121140027</text:p>
          </table:table-cell>
          <table:table-cell office:value-type="float" office:value="0.0176304905875642">
            <text:p>0.0176304906</text:p>
          </table:table-cell>
          <table:table-cell office:value-type="float" office:value="0.0142431872734974">
            <text:p>0.0142431873</text:p>
          </table:table-cell>
          <table:table-cell office:value-type="float" office:value="1.04268663767769">
            <text:p>1.0426866377</text:p>
          </table:table-cell>
          <table:table-cell office:value-type="float" office:value="1.06231595208526">
            <text:p>1.0623159521</text:p>
          </table:table-cell>
          <table:table-cell office:value-type="float" office:value="1.05024877748931">
            <text:p>1.0502487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234">
            <text:p>234</text:p>
          </table:table-cell>
          <table:table-cell office:value-type="float" office:value="10290">
            <text:p>10290</text:p>
          </table:table-cell>
          <table:table-cell office:value-type="float" office:value="13922">
            <text:p>13922</text:p>
          </table:table-cell>
          <table:table-cell office:value-type="float" office:value="20509">
            <text:p>20509</text:p>
          </table:table-cell>
          <table:table-cell office:value-type="float" office:value="3">
            <text:p>3</text:p>
          </table:table-cell>
          <table:table-cell office:value-type="float" office:value="103.625">
            <text:p>103.625</text:p>
          </table:table-cell>
          <table:table-cell office:value-type="float" office:value="530.5">
            <text:p>530.5</text:p>
          </table:table-cell>
          <table:table-cell office:value-type="float" office:value="0.000291545189504373">
            <text:p>0.0002915452</text:p>
          </table:table-cell>
          <table:table-cell office:value-type="float" office:value="0.00744325527941388">
            <text:p>0.0074432553</text:p>
          </table:table-cell>
          <table:table-cell office:value-type="float" office:value="0.0258666926715101">
            <text:p>0.0258666927</text:p>
          </table:table-cell>
          <table:table-cell office:value-type="float" office:value="1.00102057476052">
            <text:p>1.0010205748</text:p>
          </table:table-cell>
          <table:table-cell office:value-type="float" office:value="1.02615998149429">
            <text:p>1.0261599815</text:p>
          </table:table-cell>
          <table:table-cell office:value-type="float" office:value="1.09184483249822">
            <text:p>1.0918448325</text:p>
          </table:table-cell>
          <table:table-cell table:number-columns-repeated="2" office:value-type="float" office:value="0">
            <text:p>0</text:p>
          </table:table-cell>
          <table:table-cell office:value-type="float" office:value="27.1419986280706">
            <text:p>27.141998628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10270">
            <text:p>10270</text:p>
          </table:table-cell>
          <table:table-cell office:value-type="float" office:value="13830">
            <text:p>13830</text:p>
          </table:table-cell>
          <table:table-cell office:value-type="float" office:value="21882">
            <text:p>21882</text:p>
          </table:table-cell>
          <table:table-cell office:value-type="float" office:value="94.5">
            <text:p>94.5</text:p>
          </table:table-cell>
          <table:table-cell office:value-type="float" office:value="142.75">
            <text:p>142.75</text:p>
          </table:table-cell>
          <table:table-cell office:value-type="float" office:value="343.75">
            <text:p>343.75</text:p>
          </table:table-cell>
          <table:table-cell office:value-type="float" office:value="0.00920155793573515">
            <text:p>0.0092015579</text:p>
          </table:table-cell>
          <table:table-cell office:value-type="float" office:value="0.0103217642805495">
            <text:p>0.0103217643</text:p>
          </table:table-cell>
          <table:table-cell office:value-type="float" office:value="0.0157092587514852">
            <text:p>0.0157092588</text:p>
          </table:table-cell>
          <table:table-cell office:value-type="float" office:value="1.03237140336522">
            <text:p>1.0323714034</text:p>
          </table:table-cell>
          <table:table-cell office:value-type="float" office:value="1.03633499106494">
            <text:p>1.0363349911</text:p>
          </table:table-cell>
          <table:table-cell office:value-type="float" office:value="1.05546609601882">
            <text:p>1.0554660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10294">
            <text:p>10294</text:p>
          </table:table-cell>
          <table:table-cell office:value-type="float" office:value="14150">
            <text:p>14150</text:p>
          </table:table-cell>
          <table:table-cell office:value-type="float" office:value="22233">
            <text:p>22233</text:p>
          </table:table-cell>
          <table:table-cell office:value-type="float" office:value="128">
            <text:p>128</text:p>
          </table:table-cell>
          <table:table-cell office:value-type="float" office:value="206.625">
            <text:p>206.625</text:p>
          </table:table-cell>
          <table:table-cell office:value-type="float" office:value="-238.75">
            <text:p>-238.75</text:p>
          </table:table-cell>
          <table:table-cell office:value-type="float" office:value="0.0124344278220323">
            <text:p>0.0124344278</text:p>
          </table:table-cell>
          <table:table-cell office:value-type="float" office:value="0.0146024734982332">
            <text:p>0.0146024735</text:p>
          </table:table-cell>
          <table:table-cell office:value-type="float" office:value="-0.0107385418072235">
            <text:p>-0.0107385418</text:p>
          </table:table-cell>
          <table:table-cell office:value-type="float" office:value="1.04382354276783">
            <text:p>1.0438235428</text:p>
          </table:table-cell>
          <table:table-cell office:value-type="float" office:value="1.05152659241906">
            <text:p>1.0515265924</text:p>
          </table:table-cell>
          <table:table-cell office:value-type="float" office:value="0.962641123583803">
            <text:p>0.96264112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386">
            <text:p>386</text:p>
          </table:table-cell>
          <table:table-cell office:value-type="float" office:value="10304">
            <text:p>10304</text:p>
          </table:table-cell>
          <table:table-cell office:value-type="float" office:value="14578">
            <text:p>14578</text:p>
          </table:table-cell>
          <table:table-cell office:value-type="float" office:value="22320">
            <text:p>22320</text:p>
          </table:table-cell>
          <table:table-cell office:value-type="float" office:value="66.875">
            <text:p>66.875</text:p>
          </table:table-cell>
          <table:table-cell office:value-type="float" office:value="175.5">
            <text:p>175.5</text:p>
          </table:table-cell>
          <table:table-cell office:value-type="float" office:value="-206.375">
            <text:p>-206.375</text:p>
          </table:table-cell>
          <table:table-cell office:value-type="float" office:value="0.00649019798136646">
            <text:p>0.006490198</text:p>
          </table:table-cell>
          <table:table-cell office:value-type="float" office:value="0.0120386884346275">
            <text:p>0.0120386884</text:p>
          </table:table-cell>
          <table:table-cell office:value-type="float" office:value="-0.0092461917562724">
            <text:p>-0.0092461918</text:p>
          </table:table-cell>
          <table:table-cell office:value-type="float" office:value="1.02279825336766">
            <text:p>1.0227982534</text:p>
          </table:table-cell>
          <table:table-cell office:value-type="float" office:value="1.04241947235888">
            <text:p>1.0424194724</text:p>
          </table:table-cell>
          <table:table-cell office:value-type="float" office:value="0.967805893294554">
            <text:p>0.96780589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10133">
            <text:p>10133</text:p>
          </table:table-cell>
          <table:table-cell office:value-type="float" office:value="14438">
            <text:p>14438</text:p>
          </table:table-cell>
          <table:table-cell office:value-type="float" office:value="23479">
            <text:p>23479</text:p>
          </table:table-cell>
          <table:table-cell office:value-type="float" office:value="-1.875">
            <text:p>-1.875</text:p>
          </table:table-cell>
          <table:table-cell office:value-type="float" office:value="294.75">
            <text:p>294.75</text:p>
          </table:table-cell>
          <table:table-cell office:value-type="float" office:value="-238">
            <text:p>-238</text:p>
          </table:table-cell>
          <table:table-cell office:value-type="float" office:value="-0.000185038981545446">
            <text:p>-0.000185039</text:p>
          </table:table-cell>
          <table:table-cell office:value-type="float" office:value="0.0204148774068431">
            <text:p>0.0204148774</text:p>
          </table:table-cell>
          <table:table-cell office:value-type="float" office:value="-0.0101367179181396">
            <text:p>-0.0101367179</text:p>
          </table:table-cell>
          <table:table-cell office:value-type="float" office:value="0.999352430673863">
            <text:p>0.9993524307</text:p>
          </table:table-cell>
          <table:table-cell office:value-type="float" office:value="1.07226893467424">
            <text:p>1.0722689347</text:p>
          </table:table-cell>
          <table:table-cell office:value-type="float" office:value="0.964722883264809">
            <text:p>0.9647228833</text:p>
          </table:table-cell>
          <table:table-cell office:value-type="float" office:value="0">
            <text:p>0</text:p>
          </table:table-cell>
          <table:table-cell office:value-type="float" office:value="34.2984478006642">
            <text:p>34.2984478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9866">
            <text:p>9866</text:p>
          </table:table-cell>
          <table:table-cell office:value-type="float" office:value="15001">
            <text:p>15001</text:p>
          </table:table-cell>
          <table:table-cell office:value-type="float" office:value="21486">
            <text:p>21486</text:p>
          </table:table-cell>
          <table:table-cell office:value-type="float" office:value="130.875">
            <text:p>130.875</text:p>
          </table:table-cell>
          <table:table-cell office:value-type="float" office:value="-506.75">
            <text:p>-506.75</text:p>
          </table:table-cell>
          <table:table-cell office:value-type="float" office:value="-300.125">
            <text:p>-300.125</text:p>
          </table:table-cell>
          <table:table-cell office:value-type="float" office:value="0.0132652544090817">
            <text:p>0.0132652544</text:p>
          </table:table-cell>
          <table:table-cell office:value-type="float" office:value="-0.0337810812612492">
            <text:p>-0.0337810813</text:p>
          </table:table-cell>
          <table:table-cell office:value-type="float" office:value="-0.013968398026622">
            <text:p>-0.013968398</text:p>
          </table:table-cell>
          <table:table-cell office:value-type="float" office:value="1.04677328570188">
            <text:p>1.0467732857</text:p>
          </table:table-cell>
          <table:table-cell office:value-type="float" office:value="0.884002892029939">
            <text:p>0.884002892</text:p>
          </table:table-cell>
          <table:table-cell office:value-type="float" office:value="0.951493034547946">
            <text:p>0.9514930345</text:p>
          </table:table-cell>
          <table:table-cell office:value-type="float" office:value="0">
            <text:p>0</text:p>
          </table:table-cell>
          <table:table-cell office:value-type="float" office:value="-20.1702393964001">
            <text:p>-20.17023939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10380">
            <text:p>10380</text:p>
          </table:table-cell>
          <table:table-cell office:value-type="float" office:value="13812">
            <text:p>13812</text:p>
          </table:table-cell>
          <table:table-cell office:value-type="float" office:value="21458">
            <text:p>21458</text:p>
          </table:table-cell>
          <table:table-cell office:value-type="float" office:value="150.625">
            <text:p>150.625</text:p>
          </table:table-cell>
          <table:table-cell office:value-type="float" office:value="187.25">
            <text:p>187.25</text:p>
          </table:table-cell>
          <table:table-cell office:value-type="float" office:value="-160.25">
            <text:p>-160.25</text:p>
          </table:table-cell>
          <table:table-cell office:value-type="float" office:value="0.0145110789980732">
            <text:p>0.014511079</text:p>
          </table:table-cell>
          <table:table-cell office:value-type="float" office:value="0.0135570518389806">
            <text:p>0.0135570518</text:p>
          </table:table-cell>
          <table:table-cell office:value-type="float" office:value="-0.00746807717401435">
            <text:p>-0.0074680772</text:p>
          </table:table-cell>
          <table:table-cell office:value-type="float" office:value="1.05120149646409">
            <text:p>1.0512014965</text:p>
          </table:table-cell>
          <table:table-cell office:value-type="float" office:value="1.04780991699938">
            <text:p>1.047809917</text:p>
          </table:table-cell>
          <table:table-cell office:value-type="float" office:value="0.973971043357237">
            <text:p>0.97397104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494">
            <text:p>494</text:p>
          </table:table-cell>
          <table:table-cell office:value-type="float" office:value="8721">
            <text:p>8721</text:p>
          </table:table-cell>
          <table:table-cell office:value-type="float" office:value="14308">
            <text:p>14308</text:p>
          </table:table-cell>
          <table:table-cell office:value-type="float" office:value="21354">
            <text:p>21354</text:p>
          </table:table-cell>
          <table:table-cell office:value-type="float" office:value="-259.5">
            <text:p>-259.5</text:p>
          </table:table-cell>
          <table:table-cell office:value-type="float" office:value="149">
            <text:p>149</text:p>
          </table:table-cell>
          <table:table-cell office:value-type="float" office:value="-455.75">
            <text:p>-455.75</text:p>
          </table:table-cell>
          <table:table-cell office:value-type="float" office:value="-0.0297557619539044">
            <text:p>-0.029755762</text:p>
          </table:table-cell>
          <table:table-cell office:value-type="float" office:value="0.0104137545429131">
            <text:p>0.0104137545</text:p>
          </table:table-cell>
          <table:table-cell office:value-type="float" office:value="-0.0213426056008242">
            <text:p>-0.0213426056</text:p>
          </table:table-cell>
          <table:table-cell office:value-type="float" office:value="0.897590227685471">
            <text:p>0.8975902277</text:p>
          </table:table-cell>
          <table:table-cell office:value-type="float" office:value="1.03666069561621">
            <text:p>1.0366606956</text:p>
          </table:table-cell>
          <table:table-cell office:value-type="float" office:value="0.926193673752227">
            <text:p>0.9261936738</text:p>
          </table:table-cell>
          <table:table-cell office:value-type="float" office:value="-22.9462348098095">
            <text:p>-22.9462348098</text:p>
          </table:table-cell>
          <table:table-cell office:value-type="float" office:value="0">
            <text:p>0</text:p>
          </table:table-cell>
          <table:table-cell office:value-type="float" office:value="-32.1293385729648">
            <text:p>-32.12933857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table:number-columns-repeated="2" office:value-type="float" office:value="551">
            <text:p>551</text:p>
          </table:table-cell>
          <table:table-cell office:value-type="float" office:value="8670">
            <text:p>8670</text:p>
          </table:table-cell>
          <table:table-cell office:value-type="float" office:value="14160">
            <text:p>14160</text:p>
          </table:table-cell>
          <table:table-cell office:value-type="float" office:value="22248">
            <text:p>22248</text:p>
          </table:table-cell>
          <table:table-cell office:value-type="float" office:value="-360.125">
            <text:p>-360.125</text:p>
          </table:table-cell>
          <table:table-cell office:value-type="float" office:value="-169.125">
            <text:p>-169.125</text:p>
          </table:table-cell>
          <table:table-cell office:value-type="float" office:value="-366.625">
            <text:p>-366.625</text:p>
          </table:table-cell>
          <table:table-cell office:value-type="float" office:value="-0.0415369088811995">
            <text:p>-0.0415369089</text:p>
          </table:table-cell>
          <table:table-cell office:value-type="float" office:value="-0.0119438559322034">
            <text:p>-0.0119438559</text:p>
          </table:table-cell>
          <table:table-cell office:value-type="float" office:value="-0.016479009349155">
            <text:p>-0.0164790093</text:p>
          </table:table-cell>
          <table:table-cell office:value-type="float" office:value="0.858002435922635">
            <text:p>0.8580024359</text:p>
          </table:table-cell>
          <table:table-cell office:value-type="float" office:value="0.958476109398565">
            <text:p>0.9584761094</text:p>
          </table:table-cell>
          <table:table-cell office:value-type="float" office:value="0.942855720466251">
            <text:p>0.9428557205</text:p>
          </table:table-cell>
          <table:table-cell office:value-type="float" office:value="-16.3384762914831">
            <text:p>-16.33847629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8806">
            <text:p>8806</text:p>
          </table:table-cell>
          <table:table-cell office:value-type="float" office:value="14556">
            <text:p>14556</text:p>
          </table:table-cell>
          <table:table-cell office:value-type="float" office:value="20865">
            <text:p>20865</text:p>
          </table:table-cell>
          <table:table-cell office:value-type="float" office:value="-231.25">
            <text:p>-231.25</text:p>
          </table:table-cell>
          <table:table-cell office:value-type="float" office:value="199.875">
            <text:p>199.875</text:p>
          </table:table-cell>
          <table:table-cell office:value-type="float" office:value="-359.75">
            <text:p>-359.75</text:p>
          </table:table-cell>
          <table:table-cell office:value-type="float" office:value="-0.0262605042016807">
            <text:p>-0.0262605042</text:p>
          </table:table-cell>
          <table:table-cell office:value-type="float" office:value="0.0137314509480627">
            <text:p>0.0137314509</text:p>
          </table:table-cell>
          <table:table-cell office:value-type="float" office:value="-0.0172417924754373">
            <text:p>-0.0172417925</text:p>
          </table:table-cell>
          <table:table-cell office:value-type="float" office:value="0.909439878892734">
            <text:p>0.9094398789</text:p>
          </table:table-cell>
          <table:table-cell office:value-type="float" office:value="1.04842964169869">
            <text:p>1.0484296417</text:p>
          </table:table-cell>
          <table:table-cell office:value-type="float" office:value="0.940236393975191">
            <text:p>0.940236394</text:p>
          </table:table-cell>
          <table:table-cell office:value-type="float" office:value="-26.0469339248463">
            <text:p>-26.04693392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24">
            <text:p>424</text:p>
          </table:table-cell>
          <table:table-cell office:value-type="float" office:value="666">
            <text:p>666</text:p>
          </table:table-cell>
          <table:table-cell office:value-type="float" office:value="9333">
            <text:p>9333</text:p>
          </table:table-cell>
          <table:table-cell office:value-type="float" office:value="14224">
            <text:p>14224</text:p>
          </table:table-cell>
          <table:table-cell office:value-type="float" office:value="21160">
            <text:p>21160</text:p>
          </table:table-cell>
          <table:table-cell office:value-type="float" office:value="64.75">
            <text:p>64.75</text:p>
          </table:table-cell>
          <table:table-cell office:value-type="float" office:value="91.375">
            <text:p>91.375</text:p>
          </table:table-cell>
          <table:table-cell office:value-type="float" office:value="614">
            <text:p>614</text:p>
          </table:table-cell>
          <table:table-cell office:value-type="float" office:value="0.00693774777670631">
            <text:p>0.0069377478</text:p>
          </table:table-cell>
          <table:table-cell office:value-type="float" office:value="0.00642400168728909">
            <text:p>0.0064240017</text:p>
          </table:table-cell>
          <table:table-cell office:value-type="float" office:value="0.0290170132325142">
            <text:p>0.0290170132</text:p>
          </table:table-cell>
          <table:table-cell office:value-type="float" office:value="1.02437645661313">
            <text:p>1.0243764566</text:p>
          </table:table-cell>
          <table:table-cell office:value-type="float" office:value="1.02256489078896">
            <text:p>1.0225648908</text:p>
          </table:table-cell>
          <table:table-cell office:value-type="float" office:value="1.10320984094539">
            <text:p>1.1032098409</text:p>
          </table:table-cell>
          <table:table-cell table:number-columns-repeated="2" office:value-type="float" office:value="0">
            <text:p>0</text:p>
          </table:table-cell>
          <table:table-cell office:value-type="float" office:value="24.2325343141834">
            <text:p>24.232534314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722">
            <text:p>722</text:p>
          </table:table-cell>
          <table:table-cell office:value-type="float" office:value="8721">
            <text:p>8721</text:p>
          </table:table-cell>
          <table:table-cell office:value-type="float" office:value="14160">
            <text:p>14160</text:p>
          </table:table-cell>
          <table:table-cell office:value-type="float" office:value="21712">
            <text:p>21712</text:p>
          </table:table-cell>
          <table:table-cell office:value-type="float" office:value="-259.5">
            <text:p>-259.5</text:p>
          </table:table-cell>
          <table:table-cell office:value-type="float" office:value="357.5">
            <text:p>357.5</text:p>
          </table:table-cell>
          <table:table-cell office:value-type="float" office:value="520.375">
            <text:p>520.375</text:p>
          </table:table-cell>
          <table:table-cell office:value-type="float" office:value="-0.0297557619539044">
            <text:p>-0.029755762</text:p>
          </table:table-cell>
          <table:table-cell office:value-type="float" office:value="0.0252471751412429">
            <text:p>0.0252471751</text:p>
          </table:table-cell>
          <table:table-cell office:value-type="float" office:value="0.0239671610169492">
            <text:p>0.023967161</text:p>
          </table:table-cell>
          <table:table-cell office:value-type="float" office:value="0.897590227685471">
            <text:p>0.8975902277</text:p>
          </table:table-cell>
          <table:table-cell office:value-type="float" office:value="1.08961445590547">
            <text:p>1.0896144559</text:p>
          </table:table-cell>
          <table:table-cell office:value-type="float" office:value="1.08501093618146">
            <text:p>1.0850109362</text:p>
          </table:table-cell>
          <table:table-cell office:value-type="float" office:value="-22.9462348098095">
            <text:p>-22.9462348098</text:p>
          </table:table-cell>
          <table:table-cell office:value-type="float" office:value="27.7995783463528">
            <text:p>27.7995783464</text:p>
          </table:table-cell>
          <table:table-cell office:value-type="float" office:value="29.265909997016">
            <text:p>29.26590999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3">
            <text:p>3</text:p>
          </table:table-cell>
          <table:table-cell office:value-type="float" office:value="446">
            <text:p>446</text:p>
          </table:table-cell>
          <table:table-cell table:number-columns-repeated="2" office:value-type="float" office:value="727">
            <text:p>727</text:p>
          </table:table-cell>
          <table:table-cell office:value-type="float" office:value="8670">
            <text:p>8670</text:p>
          </table:table-cell>
          <table:table-cell office:value-type="float" office:value="13956">
            <text:p>13956</text:p>
          </table:table-cell>
          <table:table-cell office:value-type="float" office:value="21896">
            <text:p>21896</text:p>
          </table:table-cell>
          <table:table-cell office:value-type="float" office:value="-360.125">
            <text:p>-360.125</text:p>
          </table:table-cell>
          <table:table-cell office:value-type="float" office:value="264">
            <text:p>264</text:p>
          </table:table-cell>
          <table:table-cell office:value-type="float" office:value="730.25">
            <text:p>730.25</text:p>
          </table:table-cell>
          <table:table-cell office:value-type="float" office:value="-0.0415369088811995">
            <text:p>-0.0415369089</text:p>
          </table:table-cell>
          <table:table-cell office:value-type="float" office:value="0.0189165950128977">
            <text:p>0.018916595</text:p>
          </table:table-cell>
          <table:table-cell office:value-type="float" office:value="0.0333508403361345">
            <text:p>0.0333508403</text:p>
          </table:table-cell>
          <table:table-cell office:value-type="float" office:value="0.858002435922635">
            <text:p>0.8580024359</text:p>
          </table:table-cell>
          <table:table-cell office:value-type="float" office:value="1.06690944417623">
            <text:p>1.0669094442</text:p>
          </table:table-cell>
          <table:table-cell office:value-type="float" office:value="1.11890800713668">
            <text:p>1.1189080071</text:p>
          </table:table-cell>
          <table:table-cell office:value-type="float" office:value="-16.3384762914831">
            <text:p>-16.3384762915</text:p>
          </table:table-cell>
          <table:table-cell office:value-type="float" office:value="0">
            <text:p>0</text:p>
          </table:table-cell>
          <table:table-cell office:value-type="float" office:value="21.1281783443873">
            <text:p>21.128178344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749">
            <text:p>749</text:p>
          </table:table-cell>
          <table:table-cell office:value-type="float" office:value="8806">
            <text:p>8806</text:p>
          </table:table-cell>
          <table:table-cell office:value-type="float" office:value="14055">
            <text:p>14055</text:p>
          </table:table-cell>
          <table:table-cell office:value-type="float" office:value="23529">
            <text:p>23529</text:p>
          </table:table-cell>
          <table:table-cell office:value-type="float" office:value="-231.25">
            <text:p>-231.25</text:p>
          </table:table-cell>
          <table:table-cell office:value-type="float" office:value="-537.75">
            <text:p>-537.75</text:p>
          </table:table-cell>
          <table:table-cell office:value-type="float" office:value="741.75">
            <text:p>741.75</text:p>
          </table:table-cell>
          <table:table-cell office:value-type="float" office:value="-0.0262605042016807">
            <text:p>-0.0262605042</text:p>
          </table:table-cell>
          <table:table-cell office:value-type="float" office:value="-0.0382604055496265">
            <text:p>-0.0382604055</text:p>
          </table:table-cell>
          <table:table-cell office:value-type="float" office:value="0.031524926686217">
            <text:p>0.0315249267</text:p>
          </table:table-cell>
          <table:table-cell office:value-type="float" office:value="0.909439878892734">
            <text:p>0.9094398789</text:p>
          </table:table-cell>
          <table:table-cell office:value-type="float" office:value="0.868957743496638">
            <text:p>0.8689577435</text:p>
          </table:table-cell>
          <table:table-cell office:value-type="float" office:value="1.1122851325668">
            <text:p>1.1122851326</text:p>
          </table:table-cell>
          <table:table-cell office:value-type="float" office:value="-26.0469339248463">
            <text:p>-26.0469339248</text:p>
          </table:table-cell>
          <table:table-cell office:value-type="float" office:value="-17.7677395475514">
            <text:p>-17.7677395476</text:p>
          </table:table-cell>
          <table:table-cell office:value-type="float" office:value="22.3320541366861">
            <text:p>22.33205413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9234">
            <text:p>9234</text:p>
          </table:table-cell>
          <table:table-cell office:value-type="float" office:value="13081">
            <text:p>13081</text:p>
          </table:table-cell>
          <table:table-cell office:value-type="float" office:value="23414">
            <text:p>23414</text:p>
          </table:table-cell>
          <table:table-cell office:value-type="float" office:value="0.875">
            <text:p>0.875</text:p>
          </table:table-cell>
          <table:table-cell office:value-type="float" office:value="-318.875">
            <text:p>-318.875</text:p>
          </table:table-cell>
          <table:table-cell office:value-type="float" office:value="672.75">
            <text:p>672.75</text:p>
          </table:table-cell>
          <table:table-cell table:style-name="ce17" office:value-type="float" office:value="0.0000947585011912497">
            <text:p>9.48E-005</text:p>
          </table:table-cell>
          <table:table-cell office:value-type="float" office:value="-0.0243769589480927">
            <text:p>-0.0243769589</text:p>
          </table:table-cell>
          <table:table-cell office:value-type="float" office:value="0.0287328094302554">
            <text:p>0.0287328094</text:p>
          </table:table-cell>
          <table:table-cell office:value-type="float" office:value="1.00033167235335">
            <text:p>1.0003316724</text:p>
          </table:table-cell>
          <table:table-cell office:value-type="float" office:value="0.915845346491687">
            <text:p>0.9158453465</text:p>
          </table:table-cell>
          <table:table-cell office:value-type="float" office:value="1.10218295870789">
            <text:p>1.1021829587</text:p>
          </table:table-cell>
          <table:table-cell office:value-type="float" office:value="0">
            <text:p>0</text:p>
          </table:table-cell>
          <table:table-cell office:value-type="float" office:value="-28.0865231169674">
            <text:p>-28.086523117</text:p>
          </table:table-cell>
          <table:table-cell office:value-type="float" office:value="24.4688289538622">
            <text:p>24.468828953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3">
            <text:p>3</text:p>
          </table:table-cell>
          <table:table-cell office:value-type="float" office:value="445">
            <text:p>445</text:p>
          </table:table-cell>
          <table:table-cell office:value-type="float" office:value="578">
            <text:p>578</text:p>
          </table:table-cell>
          <table:table-cell office:value-type="float" office:value="803">
            <text:p>803</text:p>
          </table:table-cell>
          <table:table-cell office:value-type="float" office:value="7392">
            <text:p>7392</text:p>
          </table:table-cell>
          <table:table-cell office:value-type="float" office:value="12880">
            <text:p>12880</text:p>
          </table:table-cell>
          <table:table-cell office:value-type="float" office:value="23759">
            <text:p>23759</text:p>
          </table:table-cell>
          <table:table-cell office:value-type="float" office:value="-703">
            <text:p>-703</text:p>
          </table:table-cell>
          <table:table-cell office:value-type="float" office:value="304">
            <text:p>304</text:p>
          </table:table-cell>
          <table:table-cell office:value-type="float" office:value="629.625">
            <text:p>629.625</text:p>
          </table:table-cell>
          <table:table-cell office:value-type="float" office:value="-0.0951028138528139">
            <text:p>-0.0951028139</text:p>
          </table:table-cell>
          <table:table-cell office:value-type="float" office:value="0.0236024844720497">
            <text:p>0.0236024845</text:p>
          </table:table-cell>
          <table:table-cell office:value-type="float" office:value="0.0265004840271055">
            <text:p>0.026500484</text:p>
          </table:table-cell>
          <table:table-cell office:value-type="float" office:value="0.684867460112488">
            <text:p>0.6848674601</text:p>
          </table:table-cell>
          <table:table-cell office:value-type="float" office:value="1.08370056710775">
            <text:p>1.0837005671</text:p>
          </table:table-cell>
          <table:table-cell office:value-type="float" office:value="1.09412815437606">
            <text:p>1.0941281544</text:p>
          </table:table-cell>
          <table:table-cell office:value-type="float" office:value="-6.93605319336678">
            <text:p>-6.9360531934</text:p>
          </table:table-cell>
          <table:table-cell office:value-type="float" office:value="29.7127777072065">
            <text:p>29.7127777072</text:p>
          </table:table-cell>
          <table:table-cell office:value-type="float" office:value="26.5010824460589">
            <text:p>26.501082446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6840">
            <text:p>6840</text:p>
          </table:table-cell>
          <table:table-cell office:value-type="float" office:value="12896">
            <text:p>12896</text:p>
          </table:table-cell>
          <table:table-cell office:value-type="float" office:value="24311">
            <text:p>24311</text:p>
          </table:table-cell>
          <table:table-cell office:value-type="float" office:value="-700">
            <text:p>-700</text:p>
          </table:table-cell>
          <table:table-cell office:value-type="float" office:value="210">
            <text:p>210</text:p>
          </table:table-cell>
          <table:table-cell office:value-type="float" office:value="710.125">
            <text:p>710.125</text:p>
          </table:table-cell>
          <table:table-cell office:value-type="float" office:value="-0.10233918128655">
            <text:p>-0.1023391813</text:p>
          </table:table-cell>
          <table:table-cell office:value-type="float" office:value="0.0162841191066998">
            <text:p>0.0162841191</text:p>
          </table:table-cell>
          <table:table-cell office:value-type="float" office:value="0.0292100283822138">
            <text:p>0.0292100284</text:p>
          </table:table-cell>
          <table:table-cell office:value-type="float" office:value="0.662340549228823">
            <text:p>0.6623405492</text:p>
          </table:table-cell>
          <table:table-cell office:value-type="float" office:value="1.05751415504221">
            <text:p>1.057514155</text:p>
          </table:table-cell>
          <table:table-cell office:value-type="float" office:value="1.1039074218236">
            <text:p>1.1039074218</text:p>
          </table:table-cell>
          <table:table-cell office:value-type="float" office:value="-6.42022959838317">
            <text:p>-6.4202295984</text:p>
          </table:table-cell>
          <table:table-cell office:value-type="float" office:value="0">
            <text:p>0</text:p>
          </table:table-cell>
          <table:table-cell office:value-type="float" office:value="24.0746779929837">
            <text:p>24.07467799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3">
            <text:p>3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6996">
            <text:p>6996</text:p>
          </table:table-cell>
          <table:table-cell office:value-type="float" office:value="13328">
            <text:p>13328</text:p>
          </table:table-cell>
          <table:table-cell office:value-type="float" office:value="25415">
            <text:p>25415</text:p>
          </table:table-cell>
          <table:table-cell office:value-type="float" office:value="-566.5">
            <text:p>-566.5</text:p>
          </table:table-cell>
          <table:table-cell office:value-type="float" office:value="218">
            <text:p>218</text:p>
          </table:table-cell>
          <table:table-cell office:value-type="float" office:value="684.25">
            <text:p>684.25</text:p>
          </table:table-cell>
          <table:table-cell office:value-type="float" office:value="-0.0809748427672956">
            <text:p>-0.0809748428</text:p>
          </table:table-cell>
          <table:table-cell office:value-type="float" office:value="0.0163565426170468">
            <text:p>0.0163565426</text:p>
          </table:table-cell>
          <table:table-cell office:value-type="float" office:value="0.0269230769230769">
            <text:p>0.0269230769</text:p>
          </table:table-cell>
          <table:table-cell office:value-type="float" office:value="0.729439623630394">
            <text:p>0.7294396236</text:p>
          </table:table-cell>
          <table:table-cell office:value-type="float" office:value="1.05777227067298">
            <text:p>1.0577722707</text:p>
          </table:table-cell>
          <table:table-cell office:value-type="float" office:value="1.09565147928994">
            <text:p>1.0956514793</text:p>
          </table:table-cell>
          <table:table-cell office:value-type="float" office:value="-8.20858064135454">
            <text:p>-8.2085806414</text:p>
          </table:table-cell>
          <table:table-cell office:value-type="float" office:value="0">
            <text:p>0</text:p>
          </table:table-cell>
          <table:table-cell office:value-type="float" office:value="26.0905057431666">
            <text:p>26.090505743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6240">
            <text:p>6240</text:p>
          </table:table-cell>
          <table:table-cell office:value-type="float" office:value="13432">
            <text:p>13432</text:p>
          </table:table-cell>
          <table:table-cell office:value-type="float" office:value="26542">
            <text:p>26542</text:p>
          </table:table-cell>
          <table:table-cell office:value-type="float" office:value="-362.875">
            <text:p>-362.875</text:p>
          </table:table-cell>
          <table:table-cell office:value-type="float" office:value="296.125">
            <text:p>296.125</text:p>
          </table:table-cell>
          <table:table-cell office:value-type="float" office:value="644">
            <text:p>644</text:p>
          </table:table-cell>
          <table:table-cell office:value-type="float" office:value="-0.0581530448717949">
            <text:p>-0.0581530449</text:p>
          </table:table-cell>
          <table:table-cell office:value-type="float" office:value="0.0220462328767123">
            <text:p>0.0220462329</text:p>
          </table:table-cell>
          <table:table-cell office:value-type="float" office:value="0.024263431542461">
            <text:p>0.0242634315</text:p>
          </table:table-cell>
          <table:table-cell office:value-type="float" office:value="0.803092625139325">
            <text:p>0.8030926251</text:p>
          </table:table-cell>
          <table:table-cell office:value-type="float" office:value="1.07811444638124">
            <text:p>1.0781144464</text:p>
          </table:table-cell>
          <table:table-cell office:value-type="float" office:value="1.08607589005464">
            <text:p>1.0860758901</text:p>
          </table:table-cell>
          <table:table-cell office:value-type="float" office:value="-11.5693277180038">
            <text:p>-11.569327718</text:p>
          </table:table-cell>
          <table:table-cell office:value-type="float" office:value="31.7859317376938">
            <text:p>31.7859317377</text:p>
          </table:table-cell>
          <table:table-cell office:value-type="float" office:value="28.9127547670402">
            <text:p>28.91275476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5616">
            <text:p>5616</text:p>
          </table:table-cell>
          <table:table-cell office:value-type="float" office:value="12936">
            <text:p>12936</text:p>
          </table:table-cell>
          <table:table-cell office:value-type="float" office:value="26749">
            <text:p>26749</text:p>
          </table:table-cell>
          <table:table-cell office:value-type="float" office:value="-54">
            <text:p>-54</text:p>
          </table:table-cell>
          <table:table-cell office:value-type="float" office:value="-304.5">
            <text:p>-304.5</text:p>
          </table:table-cell>
          <table:table-cell office:value-type="float" office:value="506">
            <text:p>506</text:p>
          </table:table-cell>
          <table:table-cell office:value-type="float" office:value="-0.00961538461538462">
            <text:p>-0.0096153846</text:p>
          </table:table-cell>
          <table:table-cell office:value-type="float" office:value="-0.023538961038961">
            <text:p>-0.023538961</text:p>
          </table:table-cell>
          <table:table-cell office:value-type="float" office:value="0.0189165950128977">
            <text:p>0.018916595</text:p>
          </table:table-cell>
          <table:table-cell office:value-type="float" office:value="0.966527366863905">
            <text:p>0.9665273669</text:p>
          </table:table-cell>
          <table:table-cell office:value-type="float" office:value="0.918699638429752">
            <text:p>0.9186996384</text:p>
          </table:table-cell>
          <table:table-cell office:value-type="float" office:value="1.06690944417623">
            <text:p>1.0669094442</text:p>
          </table:table-cell>
          <table:table-cell office:value-type="float" office:value="0">
            <text:p>0</text:p>
          </table:table-cell>
          <table:table-cell office:value-type="float" office:value="-29.098854861189">
            <text:p>-29.09885486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023">
            <text:p>1023</text:p>
          </table:table-cell>
          <table:table-cell office:value-type="float" office:value="6120">
            <text:p>6120</text:p>
          </table:table-cell>
          <table:table-cell office:value-type="float" office:value="13088">
            <text:p>13088</text:p>
          </table:table-cell>
          <table:table-cell office:value-type="float" office:value="27577">
            <text:p>27577</text:p>
          </table:table-cell>
          <table:table-cell office:value-type="float" office:value="66">
            <text:p>66</text:p>
          </table:table-cell>
          <table:table-cell office:value-type="float" office:value="-70">
            <text:p>-70</text:p>
          </table:table-cell>
          <table:table-cell office:value-type="float" office:value="508.875">
            <text:p>508.875</text:p>
          </table:table-cell>
          <table:table-cell office:value-type="float" office:value="0.0107843137254902">
            <text:p>0.0107843137</text:p>
          </table:table-cell>
          <table:table-cell office:value-type="float" office:value="-0.00534841075794621">
            <text:p>-0.0053484108</text:p>
          </table:table-cell>
          <table:table-cell office:value-type="float" office:value="0.0184528773978315">
            <text:p>0.0184528774</text:p>
          </table:table-cell>
          <table:table-cell office:value-type="float" office:value="1.03797304882737">
            <text:p>1.0379730488</text:p>
          </table:table-cell>
          <table:table-cell office:value-type="float" office:value="0.981336629122554">
            <text:p>0.9813366291</text:p>
          </table:table-cell>
          <table:table-cell office:value-type="float" office:value="1.06525246791356">
            <text:p>1.06525246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3">
            <text:p>3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6480">
            <text:p>6480</text:p>
          </table:table-cell>
          <table:table-cell office:value-type="float" office:value="13376">
            <text:p>13376</text:p>
          </table:table-cell>
          <table:table-cell office:value-type="float" office:value="29003">
            <text:p>29003</text:p>
          </table:table-cell>
          <table:table-cell office:value-type="float" office:value="6">
            <text:p>6</text:p>
          </table:table-cell>
          <table:table-cell office:value-type="float" office:value="-60">
            <text:p>-60</text:p>
          </table:table-cell>
          <table:table-cell office:value-type="float" office:value="221.375">
            <text:p>221.375</text:p>
          </table:table-cell>
          <table:table-cell office:value-type="float" office:value="0.000925925925925926">
            <text:p>0.0009259259</text:p>
          </table:table-cell>
          <table:table-cell office:value-type="float" office:value="-0.00448564593301435">
            <text:p>-0.0044856459</text:p>
          </table:table-cell>
          <table:table-cell office:value-type="float" office:value="0.00763283108643933">
            <text:p>0.0076328311</text:p>
          </table:table-cell>
          <table:table-cell office:value-type="float" office:value="1.00324242112483">
            <text:p>1.0032424211</text:p>
          </table:table-cell>
          <table:table-cell office:value-type="float" office:value="0.984339676432545">
            <text:p>0.9843396764</text:p>
          </table:table-cell>
          <table:table-cell office:value-type="float" office:value="1.02682909861891">
            <text:p>1.02682909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6924">
            <text:p>6924</text:p>
          </table:table-cell>
          <table:table-cell office:value-type="float" office:value="13456">
            <text:p>13456</text:p>
          </table:table-cell>
          <table:table-cell office:value-type="float" office:value="28566">
            <text:p>28566</text:p>
          </table:table-cell>
          <table:table-cell office:value-type="float" office:value="70.5">
            <text:p>70.5</text:p>
          </table:table-cell>
          <table:table-cell office:value-type="float" office:value="104">
            <text:p>104</text:p>
          </table:table-cell>
          <table:table-cell office:value-type="float" office:value="-51.75">
            <text:p>-51.75</text:p>
          </table:table-cell>
          <table:table-cell office:value-type="float" office:value="0.0101819757365685">
            <text:p>0.0101819757</text:p>
          </table:table-cell>
          <table:table-cell office:value-type="float" office:value="0.00772889417360285">
            <text:p>0.0077288942</text:p>
          </table:table-cell>
          <table:table-cell office:value-type="float" office:value="-0.00181159420289855">
            <text:p>-0.0018115942</text:p>
          </table:table-cell>
          <table:table-cell office:value-type="float" office:value="1.03584011343259">
            <text:p>1.0358401134</text:p>
          </table:table-cell>
          <table:table-cell office:value-type="float" office:value="1.0271682117857">
            <text:p>1.0271682118</text:p>
          </table:table-cell>
          <table:table-cell office:value-type="float" office:value="0.993665852762025">
            <text:p>0.99366585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3">
            <text:p>3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6960">
            <text:p>6960</text:p>
          </table:table-cell>
          <table:table-cell office:value-type="float" office:value="13088">
            <text:p>13088</text:p>
          </table:table-cell>
          <table:table-cell office:value-type="float" office:value="27807">
            <text:p>27807</text:p>
          </table:table-cell>
          <table:table-cell office:value-type="float" office:value="161.625">
            <text:p>161.625</text:p>
          </table:table-cell>
          <table:table-cell office:value-type="float" office:value="-70">
            <text:p>-70</text:p>
          </table:table-cell>
          <table:table-cell office:value-type="float" office:value="57.5">
            <text:p>57.5</text:p>
          </table:table-cell>
          <table:table-cell office:value-type="float" office:value="0.0232219827586207">
            <text:p>0.0232219828</text:p>
          </table:table-cell>
          <table:table-cell office:value-type="float" office:value="-0.00534841075794621">
            <text:p>-0.0053484108</text:p>
          </table:table-cell>
          <table:table-cell office:value-type="float" office:value="0.00206782464846981">
            <text:p>0.0020678246</text:p>
          </table:table-cell>
          <table:table-cell office:value-type="float" office:value="1.08233389020233">
            <text:p>1.0823338902</text:p>
          </table:table-cell>
          <table:table-cell office:value-type="float" office:value="0.981336629122554">
            <text:p>0.9813366291</text:p>
          </table:table-cell>
          <table:table-cell office:value-type="float" office:value="1.00724576703125">
            <text:p>1.007245767</text:p>
          </table:table-cell>
          <table:table-cell office:value-type="float" office:value="30.1939985623118">
            <text:p>30.19399856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7368">
            <text:p>7368</text:p>
          </table:table-cell>
          <table:table-cell office:value-type="float" office:value="13376">
            <text:p>13376</text:p>
          </table:table-cell>
          <table:table-cell office:value-type="float" office:value="28382">
            <text:p>28382</text:p>
          </table:table-cell>
          <table:table-cell office:value-type="float" office:value="137.25">
            <text:p>137.25</text:p>
          </table:table-cell>
          <table:table-cell office:value-type="float" office:value="-60">
            <text:p>-60</text:p>
          </table:table-cell>
          <table:table-cell office:value-type="float" office:value="48.875">
            <text:p>48.875</text:p>
          </table:table-cell>
          <table:table-cell office:value-type="float" office:value="0.0186278501628665">
            <text:p>0.0186278502</text:p>
          </table:table-cell>
          <table:table-cell office:value-type="float" office:value="-0.00448564593301435">
            <text:p>-0.0044856459</text:p>
          </table:table-cell>
          <table:table-cell office:value-type="float" office:value="0.00172204213938412">
            <text:p>0.0017220421</text:p>
          </table:table-cell>
          <table:table-cell office:value-type="float" office:value="1.06587758930135">
            <text:p>1.0658775893</text:p>
          </table:table-cell>
          <table:table-cell office:value-type="float" office:value="0.984339676432545">
            <text:p>0.9843396764</text:p>
          </table:table-cell>
          <table:table-cell office:value-type="float" office:value="1.00603295972894">
            <text:p>1.00603295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3">
            <text:p>3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7044">
            <text:p>7044</text:p>
          </table:table-cell>
          <table:table-cell office:value-type="float" office:value="13002">
            <text:p>13002</text:p>
          </table:table-cell>
          <table:table-cell office:value-type="float" office:value="27186">
            <text:p>27186</text:p>
          </table:table-cell>
          <table:table-cell office:value-type="float" office:value="68.875">
            <text:p>68.875</text:p>
          </table:table-cell>
          <table:table-cell office:value-type="float" office:value="-12.375">
            <text:p>-12.375</text:p>
          </table:table-cell>
          <table:table-cell office:value-type="float" office:value="-25.875">
            <text:p>-25.875</text:p>
          </table:table-cell>
          <table:table-cell office:value-type="float" office:value="0.00977782509937536">
            <text:p>0.0097778251</text:p>
          </table:table-cell>
          <table:table-cell table:number-columns-repeated="2" office:value-type="float" office:value="-0.000951776649746193">
            <text:p>-0.0009517766</text:p>
          </table:table-cell>
          <table:table-cell office:value-type="float" office:value="1.03440977534061">
            <text:p>1.0344097753</text:p>
          </table:table-cell>
          <table:table-cell table:number-columns-repeated="2" office:value-type="float" office:value="0.996670557248319">
            <text:p>0.99667055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3">
            <text:p>3</text:p>
          </table:table-cell>
          <table:table-cell office:value-type="float" office:value="579">
            <text:p>579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6804">
            <text:p>6804</text:p>
          </table:table-cell>
          <table:table-cell office:value-type="float" office:value="13086">
            <text:p>13086</text:p>
          </table:table-cell>
          <table:table-cell office:value-type="float" office:value="26128">
            <text:p>26128</text:p>
          </table:table-cell>
          <table:table-cell office:value-type="float" office:value="-75.375">
            <text:p>-75.375</text:p>
          </table:table-cell>
          <table:table-cell office:value-type="float" office:value="-36">
            <text:p>-36</text:p>
          </table:table-cell>
          <table:table-cell office:value-type="float" office:value="28.75">
            <text:p>28.75</text:p>
          </table:table-cell>
          <table:table-cell office:value-type="float" office:value="-0.0110780423280423">
            <text:p>-0.0110780423</text:p>
          </table:table-cell>
          <table:table-cell office:value-type="float" office:value="-0.00275103163686382">
            <text:p>-0.0027510316</text:p>
          </table:table-cell>
          <table:table-cell office:value-type="float" office:value="0.00110035211267606">
            <text:p>0.0011003521</text:p>
          </table:table-cell>
          <table:table-cell office:value-type="float" office:value="0.961467388974623">
            <text:p>0.961467389</text:p>
          </table:table-cell>
          <table:table-cell office:value-type="float" office:value="0.990386222894108">
            <text:p>0.9903862229</text:p>
          </table:table-cell>
          <table:table-cell office:value-type="float" office:value="1.00385360551292">
            <text:p>1.00385360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6909">
            <text:p>6909</text:p>
          </table:table-cell>
          <table:table-cell office:value-type="float" office:value="13317">
            <text:p>13317</text:p>
          </table:table-cell>
          <table:table-cell office:value-type="float" office:value="27209">
            <text:p>27209</text:p>
          </table:table-cell>
          <table:table-cell office:value-type="float" office:value="4.875">
            <text:p>4.875</text:p>
          </table:table-cell>
          <table:table-cell office:value-type="float" office:value="-1.5">
            <text:p>-1.5</text:p>
          </table:table-cell>
          <table:table-cell office:value-type="float" office:value="215.625">
            <text:p>215.625</text:p>
          </table:table-cell>
          <table:table-cell office:value-type="float" office:value="0.000705601389491967">
            <text:p>0.0007056014</text:p>
          </table:table-cell>
          <table:table-cell office:value-type="float" office:value="-0.000112637981527371">
            <text:p>-0.000112638</text:p>
          </table:table-cell>
          <table:table-cell office:value-type="float" office:value="0.00792476754015215">
            <text:p>0.0079247675</text:p>
          </table:table-cell>
          <table:table-cell office:value-type="float" office:value="1.00247058069493">
            <text:p>1.0024705807</text:p>
          </table:table-cell>
          <table:table-cell office:value-type="float" office:value="0.999605791931791">
            <text:p>0.9996057919</text:p>
          </table:table-cell>
          <table:table-cell office:value-type="float" office:value="1.02785977819404">
            <text:p>1.02785977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7218">
            <text:p>7218</text:p>
          </table:table-cell>
          <table:table-cell office:value-type="float" office:value="13913">
            <text:p>13913</text:p>
          </table:table-cell>
          <table:table-cell office:value-type="float" office:value="27968">
            <text:p>27968</text:p>
          </table:table-cell>
          <table:table-cell office:value-type="float" office:value="-133.875">
            <text:p>-133.875</text:p>
          </table:table-cell>
          <table:table-cell office:value-type="float" office:value="-238.75">
            <text:p>-238.75</text:p>
          </table:table-cell>
          <table:table-cell office:value-type="float" office:value="57.5">
            <text:p>57.5</text:p>
          </table:table-cell>
          <table:table-cell office:value-type="float" office:value="-0.0185473815461347">
            <text:p>-0.0185473815</text:p>
          </table:table-cell>
          <table:table-cell office:value-type="float" office:value="-0.0171602098756559">
            <text:p>-0.0171602099</text:p>
          </table:table-cell>
          <table:table-cell office:value-type="float" office:value="0.00205592105263158">
            <text:p>0.0020559211</text:p>
          </table:table-cell>
          <table:table-cell office:value-type="float" office:value="0.935758415098476">
            <text:p>0.9357584151</text:p>
          </table:table-cell>
          <table:table-cell office:value-type="float" office:value="0.940516432129038">
            <text:p>0.9405164321</text:p>
          </table:table-cell>
          <table:table-cell office:value-type="float" office:value="1.0072040082345">
            <text:p>1.00720400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7031">
            <text:p>7031</text:p>
          </table:table-cell>
          <table:table-cell office:value-type="float" office:value="13600">
            <text:p>13600</text:p>
          </table:table-cell>
          <table:table-cell office:value-type="float" office:value="28796">
            <text:p>28796</text:p>
          </table:table-cell>
          <table:table-cell office:value-type="float" office:value="-86.5">
            <text:p>-86.5</text:p>
          </table:table-cell>
          <table:table-cell office:value-type="float" office:value="52.875">
            <text:p>52.875</text:p>
          </table:table-cell>
          <table:table-cell office:value-type="float" office:value="140.875">
            <text:p>140.875</text:p>
          </table:table-cell>
          <table:table-cell office:value-type="float" office:value="-0.0123026596501209">
            <text:p>-0.0123026597</text:p>
          </table:table-cell>
          <table:table-cell office:value-type="float" office:value="0.00388786764705882">
            <text:p>0.0038878676</text:p>
          </table:table-cell>
          <table:table-cell office:value-type="float" office:value="0.00489217252396166">
            <text:p>0.0048921725</text:p>
          </table:table-cell>
          <table:table-cell office:value-type="float" office:value="0.957237347876132">
            <text:p>0.9572373479</text:p>
          </table:table-cell>
          <table:table-cell office:value-type="float" office:value="1.01363716317379">
            <text:p>1.0136371632</text:p>
          </table:table-cell>
          <table:table-cell office:value-type="float" office:value="1.01716951320379">
            <text:p>1.01716951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6321">
            <text:p>6321</text:p>
          </table:table-cell>
          <table:table-cell office:value-type="float" office:value="13248">
            <text:p>13248</text:p>
          </table:table-cell>
          <table:table-cell office:value-type="float" office:value="28796">
            <text:p>28796</text:p>
          </table:table-cell>
          <table:table-cell office:value-type="float" office:value="-32.25">
            <text:p>-32.25</text:p>
          </table:table-cell>
          <table:table-cell office:value-type="float" office:value="27.625">
            <text:p>27.625</text:p>
          </table:table-cell>
          <table:table-cell office:value-type="float" office:value="452.125">
            <text:p>452.125</text:p>
          </table:table-cell>
          <table:table-cell office:value-type="float" office:value="-0.00510204081632653">
            <text:p>-0.0051020408</text:p>
          </table:table-cell>
          <table:table-cell office:value-type="float" office:value="0.00208522041062802">
            <text:p>0.0020852204</text:p>
          </table:table-cell>
          <table:table-cell office:value-type="float" office:value="0.0157009654118628">
            <text:p>0.0157009654</text:p>
          </table:table-cell>
          <table:table-cell office:value-type="float" office:value="0.98219387755102">
            <text:p>0.9821938776</text:p>
          </table:table-cell>
          <table:table-cell office:value-type="float" office:value="1.00730679379975">
            <text:p>1.0073067938</text:p>
          </table:table-cell>
          <table:table-cell office:value-type="float" office:value="1.05543655875865">
            <text:p>1.05543655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6999">
            <text:p>6999</text:p>
          </table:table-cell>
          <table:table-cell office:value-type="float" office:value="14122">
            <text:p>14122</text:p>
          </table:table-cell>
          <table:table-cell office:value-type="float" office:value="29532">
            <text:p>29532</text:p>
          </table:table-cell>
          <table:table-cell office:value-type="float" office:value="222.125">
            <text:p>222.125</text:p>
          </table:table-cell>
          <table:table-cell office:value-type="float" office:value="848.125">
            <text:p>848.125</text:p>
          </table:table-cell>
          <table:table-cell office:value-type="float" office:value="1532.625">
            <text:p>1532.625</text:p>
          </table:table-cell>
          <table:table-cell office:value-type="float" office:value="0.0317366766680954">
            <text:p>0.0317366767</text:p>
          </table:table-cell>
          <table:table-cell office:value-type="float" office:value="0.060057003257329">
            <text:p>0.0600570033</text:p>
          </table:table-cell>
          <table:table-cell office:value-type="float" office:value="0.0518970946769606">
            <text:p>0.0518970947</text:p>
          </table:table-cell>
          <table:table-cell office:value-type="float" office:value="1.11305251296437">
            <text:p>1.113052513</text:p>
          </table:table-cell>
          <table:table-cell office:value-type="float" office:value="1.21726892493554">
            <text:p>1.2172689249</text:p>
          </table:table-cell>
          <table:table-cell office:value-type="float" office:value="1.18691871590374">
            <text:p>1.1869187159</text:p>
          </table:table-cell>
          <table:table-cell office:value-type="float" office:value="22.1853412013814">
            <text:p>22.1853412014</text:p>
          </table:table-cell>
          <table:table-cell office:value-type="float" office:value="11.8846929001471">
            <text:p>11.8846929001</text:p>
          </table:table-cell>
          <table:table-cell office:value-type="float" office:value="13.699835890564">
            <text:p>13.699835890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6297">
            <text:p>6297</text:p>
          </table:table-cell>
          <table:table-cell office:value-type="float" office:value="13158">
            <text:p>13158</text:p>
          </table:table-cell>
          <table:table-cell office:value-type="float" office:value="28842">
            <text:p>28842</text:p>
          </table:table-cell>
          <table:table-cell office:value-type="float" office:value="178.375">
            <text:p>178.375</text:p>
          </table:table-cell>
          <table:table-cell office:value-type="float" office:value="501.875">
            <text:p>501.875</text:p>
          </table:table-cell>
          <table:table-cell office:value-type="float" office:value="1414.375">
            <text:p>1414.375</text:p>
          </table:table-cell>
          <table:table-cell office:value-type="float" office:value="0.0283269811021121">
            <text:p>0.0283269811</text:p>
          </table:table-cell>
          <table:table-cell office:value-type="float" office:value="0.0381421948624411">
            <text:p>0.0381421949</text:p>
          </table:table-cell>
          <table:table-cell office:value-type="float" office:value="0.0490387282435337">
            <text:p>0.0490387282</text:p>
          </table:table-cell>
          <table:table-cell office:value-type="float" office:value="1.10071717285978">
            <text:p>1.1007171729</text:p>
          </table:table-cell>
          <table:table-cell office:value-type="float" office:value="1.13634914299524">
            <text:p>1.136349143</text:p>
          </table:table-cell>
          <table:table-cell office:value-type="float" office:value="1.17634895071314">
            <text:p>1.1763489507</text:p>
          </table:table-cell>
          <table:table-cell office:value-type="float" office:value="24.814464238898">
            <text:p>24.8144642389</text:p>
          </table:table-cell>
          <table:table-cell office:value-type="float" office:value="18.5171249673871">
            <text:p>18.5171249674</text:p>
          </table:table-cell>
          <table:table-cell office:value-type="float" office:value="14.4784975316406">
            <text:p>14.478497531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136">
            <text:p>1136</text:p>
          </table:table-cell>
          <table:table-cell office:value-type="float" office:value="6352">
            <text:p>6352</text:p>
          </table:table-cell>
          <table:table-cell office:value-type="float" office:value="13041">
            <text:p>13041</text:p>
          </table:table-cell>
          <table:table-cell office:value-type="float" office:value="28313">
            <text:p>28313</text:p>
          </table:table-cell>
          <table:table-cell office:value-type="float" office:value="230.571428571429">
            <text:p>230.5714285714</text:p>
          </table:table-cell>
          <table:table-cell office:value-type="float" office:value="874">
            <text:p>874</text:p>
          </table:table-cell>
          <table:table-cell office:value-type="float" office:value="1498.14285714286">
            <text:p>1498.1428571429</text:p>
          </table:table-cell>
          <table:table-cell office:value-type="float" office:value="0.0362990284274919">
            <text:p>0.0362990284</text:p>
          </table:table-cell>
          <table:table-cell office:value-type="float" office:value="0.0670194003527337">
            <text:p>0.0670194004</text:p>
          </table:table-cell>
          <table:table-cell office:value-type="float" office:value="0.052913603544056">
            <text:p>0.0529136035</text:p>
          </table:table-cell>
          <table:table-cell office:value-type="float" office:value="1.12962913364719">
            <text:p>1.1296291336</text:p>
          </table:table-cell>
          <table:table-cell office:value-type="float" office:value="1.2433714372809">
            <text:p>1.2433714373</text:p>
          </table:table-cell>
          <table:table-cell office:value-type="float" office:value="1.19068531730663">
            <text:p>1.1906853173</text:p>
          </table:table-cell>
          <table:table-cell office:value-type="float" office:value="19.4399888213862">
            <text:p>19.4399888214</text:p>
          </table:table-cell>
          <table:table-cell office:value-type="float" office:value="10.6853124263242">
            <text:p>10.6853124263</text:p>
          </table:table-cell>
          <table:table-cell office:value-type="float" office:value="13.4431980693601">
            <text:p>13.443198069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6211">
            <text:p>6211</text:p>
          </table:table-cell>
          <table:table-cell office:value-type="float" office:value="13239">
            <text:p>13239</text:p>
          </table:table-cell>
          <table:table-cell office:value-type="float" office:value="29745">
            <text:p>29745</text:p>
          </table:table-cell>
          <table:table-cell table:number-columns-repeated="2" office:value-type="float" office:value="0">
            <text:p>0</text:p>
          </table:table-cell>
          <table:table-cell office:value-type="float" office:value="1747.83333333333">
            <text:p>1747.83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87605760071721">
            <text:p>0.058760576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1.21242951439878">
            <text:p>1.2124295144</text:p>
          </table:table-cell>
          <table:table-cell table:number-columns-repeated="2" office:value-type="float" office:value="0">
            <text:p>0</text:p>
          </table:table-cell>
          <table:table-cell office:value-type="float" office:value="12.1394019813458">
            <text:p>12.139401981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6073">
            <text:p>6073</text:p>
          </table:table-cell>
          <table:table-cell office:value-type="float" office:value="16726">
            <text:p>16726</text:p>
          </table:table-cell>
          <table:table-cell office:value-type="float" office:value="39470">
            <text:p>39470</text:p>
          </table:table-cell>
          <table:table-cell office:value-type="float" office:value="0">
            <text:p>0</text:p>
          </table:table-cell>
          <table:table-cell office:value-type="float" office:value="633.8">
            <text:p>633.8</text:p>
          </table:table-cell>
          <table:table-cell office:value-type="float" office:value="1950.2">
            <text:p>1950.2</text:p>
          </table:table-cell>
          <table:table-cell office:value-type="float" office:value="0">
            <text:p>0</text:p>
          </table:table-cell>
          <table:table-cell office:value-type="float" office:value="0.0378931005619993">
            <text:p>0.0378931006</text:p>
          </table:table-cell>
          <table:table-cell office:value-type="float" office:value="0.0494096782366354">
            <text:p>0.0494096782</text:p>
          </table:table-cell>
          <table:table-cell office:value-type="float" office:value="0.92">
            <text:p>0.92</text:p>
          </table:table-cell>
          <table:table-cell office:value-type="float" office:value="1.13544019062459">
            <text:p>1.1354401906</text:p>
          </table:table-cell>
          <table:table-cell office:value-type="float" office:value="1.17771885378298">
            <text:p>1.1777188538</text:p>
          </table:table-cell>
          <table:table-cell office:value-type="float" office:value="0">
            <text:p>0</text:p>
          </table:table-cell>
          <table:table-cell office:value-type="float" office:value="18.6365990802586">
            <text:p>18.6365990803</text:p>
          </table:table-cell>
          <table:table-cell office:value-type="float" office:value="14.3723589785156">
            <text:p>14.372358978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5">
            <text:p>5</text:p>
          </table:table-cell>
          <table:table-cell office:value-type="float" office:value="577">
            <text:p>577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5937">
            <text:p>5937</text:p>
          </table:table-cell>
          <table:table-cell office:value-type="float" office:value="16785">
            <text:p>16785</text:p>
          </table:table-cell>
          <table:table-cell office:value-type="float" office:value="42157">
            <text:p>42157</text:p>
          </table:table-cell>
          <table:table-cell table:number-columns-repeated="6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5">
            <text:p>5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5805">
            <text:p>5805</text:p>
          </table:table-cell>
          <table:table-cell office:value-type="float" office:value="17605">
            <text:p>17605</text:p>
          </table:table-cell>
          <table:table-cell office:value-type="float" office:value="45026">
            <text:p>45026</text:p>
          </table:table-cell>
          <table:table-cell table:number-columns-repeated="6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1.2">
            <text:p>1.2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5">
            <text:p>5</text:p>
          </table:table-cell>
          <table:table-cell office:value-type="float" office:value="614">
            <text:p>614</text:p>
          </table:table-cell>
          <table:table-cell table:number-columns-repeated="2" office:value-type="float" office:value="1284">
            <text:p>1284</text:p>
          </table:table-cell>
          <table:table-cell office:value-type="float" office:value="5676">
            <text:p>5676</text:p>
          </table:table-cell>
          <table:table-cell office:value-type="float" office:value="18560">
            <text:p>18560</text:p>
          </table:table-cell>
          <table:table-cell office:value-type="float" office:value="48091">
            <text:p>48091</text:p>
          </table:table-cell>
          <table:table-cell table:number-columns-repeated="6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1.2">
            <text:p>1.2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18.25">
            <text:p>118.25</text:p>
          </table:table-cell>
          <table:table-cell office:value-type="float" office:value="7611">
            <text:p>7611</text:p>
          </table:table-cell>
          <table:table-cell office:value-type="float" office:value="20761.25">
            <text:p>20761.25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87">
            <text:p>587</text:p>
          </table:table-cell>
          <table:table-cell office:value-type="float" office:value="1254">
            <text:p>1254</text:p>
          </table:table-cell>
          <table:table-cell office:value-type="float" office:value="5550">
            <text:p>5550</text:p>
          </table:table-cell>
          <table:table-cell office:value-type="float" office:value="19362">
            <text:p>19362</text:p>
          </table:table-cell>
          <table:table-cell office:value-type="float" office:value="51364">
            <text:p>51364</text:p>
          </table:table-cell>
          <table:table-cell table:number-columns-repeated="6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1.2">
            <text:p>1.2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18.666666666667">
            <text:p>118.6666666667</text:p>
          </table:table-cell>
          <table:table-cell office:value-type="float" office:value="7615.33333333333">
            <text:p>7615.3333333333</text:p>
          </table:table-cell>
          <table:table-cell office:value-type="float" office:value="24300.3333333333">
            <text:p>24300.3333333333</text:p>
          </table:table-cell>
          <table:table-cell office:value-type="float" office:value="23.13">
            <text:p>23.1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67">
            <text:p>567</text:p>
          </table:table-cell>
          <table:table-cell office:value-type="float" office:value="1231">
            <text:p>1231</text:p>
          </table:table-cell>
          <table:table-cell office:value-type="float" office:value="5426">
            <text:p>5426</text:p>
          </table:table-cell>
          <table:table-cell office:value-type="float" office:value="20464">
            <text:p>20464</text:p>
          </table:table-cell>
          <table:table-cell office:value-type="float" office:value="54860">
            <text:p>54860</text:p>
          </table:table-cell>
          <table:table-cell table:number-columns-repeated="6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1.2">
            <text:p>1.2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3" table:number-columns-repeated="3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0.92">
            <text:p>0.92</text:p>
          </table:table-cell>
          <table:table-cell office:value-type="float" office:value="1.2">
            <text:p>1.2</text:p>
          </table:table-cell>
          <table:table-cell office:value-type="float" office:value="1.24">
            <text:p>1.24</text:p>
          </table:table-cell>
          <table:table-cell office:value-type="float" office:value="-30">
            <text:p>-3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7.9">
            <text:p>17.9</text:p>
          </table:table-cell>
          <table:table-cell office:value-type="float" office:value="5927">
            <text:p>5927</text:p>
          </table:table-cell>
          <table:table-cell office:value-type="float" office:value="8610">
            <text:p>8610</text:p>
          </table:table-cell>
          <table:table-cell office:value-type="float" office:value="10246">
            <text:p>102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3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33:49.67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811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39">
                <text:p>453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30">
                <text:p>243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4">
                <text:p>2564</text:p>
              </table:table-cell>
              <table:table-cell office:value-type="float" office:value="4455">
                <text:p>445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747">
                <text:p>2747</text:p>
              </table:table-cell>
              <table:table-cell office:value-type="float" office:value="5231">
                <text:p>5231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865">
                <text:p>2865</text:p>
              </table:table-cell>
              <table:table-cell office:value-type="float" office:value="5288">
                <text:p>5288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994">
                <text:p>2994</text:p>
              </table:table-cell>
              <table:table-cell office:value-type="float" office:value="5577">
                <text:p>557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164">
                <text:p>3164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288">
                <text:p>3288</text:p>
              </table:table-cell>
              <table:table-cell office:value-type="float" office:value="6519">
                <text:p>6519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80">
                <text:p>1880</text:p>
              </table:table-cell>
              <table:table-cell office:value-type="float" office:value="3568">
                <text:p>3568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78">
                <text:p>2178</text:p>
              </table:table-cell>
              <table:table-cell office:value-type="float" office:value="3925">
                <text:p>3925</text:p>
              </table:table-cell>
              <table:table-cell office:value-type="float" office:value="7361">
                <text:p>736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352">
                <text:p>2352</text:p>
              </table:table-cell>
              <table:table-cell office:value-type="float" office:value="4255">
                <text:p>4255</text:p>
              </table:table-cell>
              <table:table-cell office:value-type="float" office:value="8774">
                <text:p>877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85">
                <text:p>2585</text:p>
              </table:table-cell>
              <table:table-cell office:value-type="float" office:value="4549">
                <text:p>4549</text:p>
              </table:table-cell>
              <table:table-cell office:value-type="float" office:value="9857">
                <text:p>985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610">
                <text:p>2610</text:p>
              </table:table-cell>
              <table:table-cell office:value-type="float" office:value="4558">
                <text:p>4558</text:p>
              </table:table-cell>
              <table:table-cell office:value-type="float" office:value="8132">
                <text:p>813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708">
                <text:p>2708</text:p>
              </table:table-cell>
              <table:table-cell office:value-type="float" office:value="4925">
                <text:p>4925</text:p>
              </table:table-cell>
              <table:table-cell office:value-type="float" office:value="8178">
                <text:p>817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3030">
                <text:p>3030</text:p>
              </table:table-cell>
              <table:table-cell office:value-type="float" office:value="5485">
                <text:p>5485</text:p>
              </table:table-cell>
              <table:table-cell office:value-type="float" office:value="11129">
                <text:p>1112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174">
                <text:p>3174</text:p>
              </table:table-cell>
              <table:table-cell office:value-type="float" office:value="5720">
                <text:p>5720</text:p>
              </table:table-cell>
              <table:table-cell office:value-type="float" office:value="10577">
                <text:p>1057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276">
                <text:p>3276</text:p>
              </table:table-cell>
              <table:table-cell office:value-type="float" office:value="5748">
                <text:p>5748</text:p>
              </table:table-cell>
              <table:table-cell office:value-type="float" office:value="9585">
                <text:p>9585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712">
                <text:p>3712</text:p>
              </table:table-cell>
              <table:table-cell office:value-type="float" office:value="6212">
                <text:p>6212</text:p>
              </table:table-cell>
              <table:table-cell office:value-type="float" office:value="11147">
                <text:p>1114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260">
                <text:p>4260</text:p>
              </table:table-cell>
              <table:table-cell office:value-type="float" office:value="7226">
                <text:p>7226</text:p>
              </table:table-cell>
              <table:table-cell office:value-type="float" office:value="13897">
                <text:p>1389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162">
                <text:p>4162</text:p>
              </table:table-cell>
              <table:table-cell office:value-type="float" office:value="6395">
                <text:p>6395</text:p>
              </table:table-cell>
              <table:table-cell office:value-type="float" office:value="11733">
                <text:p>1173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132">
                <text:p>4132</text:p>
              </table:table-cell>
              <table:table-cell office:value-type="float" office:value="6879">
                <text:p>6879</text:p>
              </table:table-cell>
              <table:table-cell office:value-type="float" office:value="12498">
                <text:p>1249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510">
                <text:p>4510</text:p>
              </table:table-cell>
              <table:table-cell office:value-type="float" office:value="7658">
                <text:p>7658</text:p>
              </table:table-cell>
              <table:table-cell office:value-type="float" office:value="17394">
                <text:p>173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730">
                <text:p>4730</text:p>
              </table:table-cell>
              <table:table-cell office:value-type="float" office:value="7973">
                <text:p>7973</text:p>
              </table:table-cell>
              <table:table-cell office:value-type="float" office:value="15377">
                <text:p>1537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525">
                <text:p>4525</text:p>
              </table:table-cell>
              <table:table-cell office:value-type="float" office:value="8061">
                <text:p>8061</text:p>
              </table:table-cell>
              <table:table-cell office:value-type="float" office:value="15460">
                <text:p>1546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882">
                <text:p>4882</text:p>
              </table:table-cell>
              <table:table-cell office:value-type="float" office:value="8786">
                <text:p>8786</text:p>
              </table:table-cell>
              <table:table-cell office:value-type="float" office:value="17173">
                <text:p>1717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644">
                <text:p>5644</text:p>
              </table:table-cell>
              <table:table-cell office:value-type="float" office:value="9845">
                <text:p>9845</text:p>
              </table:table-cell>
              <table:table-cell office:value-type="float" office:value="18153">
                <text:p>18153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734">
                <text:p>5734</text:p>
              </table:table-cell>
              <table:table-cell office:value-type="float" office:value="10152">
                <text:p>10152</text:p>
              </table:table-cell>
              <table:table-cell office:value-type="float" office:value="18505">
                <text:p>1850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860">
                <text:p>5860</text:p>
              </table:table-cell>
              <table:table-cell office:value-type="float" office:value="10115">
                <text:p>10115</text:p>
              </table:table-cell>
              <table:table-cell office:value-type="float" office:value="16748">
                <text:p>1674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410">
                <text:p>6410</text:p>
              </table:table-cell>
              <table:table-cell office:value-type="float" office:value="11057">
                <text:p>11057</text:p>
              </table:table-cell>
              <table:table-cell office:value-type="float" office:value="17836">
                <text:p>1783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960">
                <text:p>6960</text:p>
              </table:table-cell>
              <table:table-cell office:value-type="float" office:value="12044">
                <text:p>12044</text:p>
              </table:table-cell>
              <table:table-cell office:value-type="float" office:value="17515">
                <text:p>1751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544">
                <text:p>7544</text:p>
              </table:table-cell>
              <table:table-cell office:value-type="float" office:value="12154">
                <text:p>12154</text:p>
              </table:table-cell>
              <table:table-cell office:value-type="float" office:value="17434">
                <text:p>1743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326">
                <text:p>8326</text:p>
              </table:table-cell>
              <table:table-cell office:value-type="float" office:value="11949">
                <text:p>11949</text:p>
              </table:table-cell>
              <table:table-cell office:value-type="float" office:value="17573">
                <text:p>1757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014">
                <text:p>9014</text:p>
              </table:table-cell>
              <table:table-cell office:value-type="float" office:value="12452">
                <text:p>12452</text:p>
              </table:table-cell>
              <table:table-cell office:value-type="float" office:value="19503">
                <text:p>1950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638">
                <text:p>9638</text:p>
              </table:table-cell>
              <table:table-cell office:value-type="float" office:value="12747">
                <text:p>12747</text:p>
              </table:table-cell>
              <table:table-cell office:value-type="float" office:value="19852">
                <text:p>1985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072">
                <text:p>9072</text:p>
              </table:table-cell>
              <table:table-cell office:value-type="float" office:value="12416">
                <text:p>12416</text:p>
              </table:table-cell>
              <table:table-cell office:value-type="float" office:value="20038">
                <text:p>2003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118">
                <text:p>9118</text:p>
              </table:table-cell>
              <table:table-cell office:value-type="float" office:value="12613">
                <text:p>12613</text:p>
              </table:table-cell>
              <table:table-cell office:value-type="float" office:value="20013">
                <text:p>2001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306">
                <text:p>9306</text:p>
              </table:table-cell>
              <table:table-cell office:value-type="float" office:value="13740">
                <text:p>13740</text:p>
              </table:table-cell>
              <table:table-cell office:value-type="float" office:value="19899">
                <text:p>1989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465">
                <text:p>9465</text:p>
              </table:table-cell>
              <table:table-cell office:value-type="float" office:value="13922">
                <text:p>13922</text:p>
              </table:table-cell>
              <table:table-cell office:value-type="float" office:value="19304">
                <text:p>1930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9022">
                <text:p>9022</text:p>
              </table:table-cell>
              <table:table-cell office:value-type="float" office:value="13538">
                <text:p>13538</text:p>
              </table:table-cell>
              <table:table-cell office:value-type="float" office:value="19397">
                <text:p>1939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6">
                <text:p>9356</text:p>
              </table:table-cell>
              <table:table-cell office:value-type="float" office:value="14052">
                <text:p>14052</text:p>
              </table:table-cell>
              <table:table-cell office:value-type="float" office:value="20412">
                <text:p>2041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298">
                <text:p>10298</text:p>
              </table:table-cell>
              <table:table-cell office:value-type="float" office:value="14024">
                <text:p>14024</text:p>
              </table:table-cell>
              <table:table-cell office:value-type="float" office:value="21247">
                <text:p>2124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290">
                <text:p>10290</text:p>
              </table:table-cell>
              <table:table-cell office:value-type="float" office:value="13922">
                <text:p>13922</text:p>
              </table:table-cell>
              <table:table-cell office:value-type="float" office:value="20509">
                <text:p>2050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270">
                <text:p>10270</text:p>
              </table:table-cell>
              <table:table-cell office:value-type="float" office:value="13830">
                <text:p>13830</text:p>
              </table:table-cell>
              <table:table-cell office:value-type="float" office:value="21882">
                <text:p>2188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4150">
                <text:p>14150</text:p>
              </table:table-cell>
              <table:table-cell office:value-type="float" office:value="22233">
                <text:p>22233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304">
                <text:p>10304</text:p>
              </table:table-cell>
              <table:table-cell office:value-type="float" office:value="14578">
                <text:p>14578</text:p>
              </table:table-cell>
              <table:table-cell office:value-type="float" office:value="22320">
                <text:p>22320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0133">
                <text:p>10133</text:p>
              </table:table-cell>
              <table:table-cell office:value-type="float" office:value="14438">
                <text:p>14438</text:p>
              </table:table-cell>
              <table:table-cell office:value-type="float" office:value="23479">
                <text:p>23479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866">
                <text:p>9866</text:p>
              </table:table-cell>
              <table:table-cell office:value-type="float" office:value="15001">
                <text:p>15001</text:p>
              </table:table-cell>
              <table:table-cell office:value-type="float" office:value="21486">
                <text:p>2148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80">
                <text:p>10380</text:p>
              </table:table-cell>
              <table:table-cell office:value-type="float" office:value="13812">
                <text:p>13812</text:p>
              </table:table-cell>
              <table:table-cell office:value-type="float" office:value="21458">
                <text:p>21458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8721">
                <text:p>8721</text:p>
              </table:table-cell>
              <table:table-cell office:value-type="float" office:value="14308">
                <text:p>14308</text:p>
              </table:table-cell>
              <table:table-cell office:value-type="float" office:value="21354">
                <text:p>2135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8670">
                <text:p>8670</text:p>
              </table:table-cell>
              <table:table-cell office:value-type="float" office:value="14160">
                <text:p>14160</text:p>
              </table:table-cell>
              <table:table-cell office:value-type="float" office:value="22248">
                <text:p>2224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8806">
                <text:p>8806</text:p>
              </table:table-cell>
              <table:table-cell office:value-type="float" office:value="14556">
                <text:p>14556</text:p>
              </table:table-cell>
              <table:table-cell office:value-type="float" office:value="20865">
                <text:p>2086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9333">
                <text:p>9333</text:p>
              </table:table-cell>
              <table:table-cell office:value-type="float" office:value="14224">
                <text:p>14224</text:p>
              </table:table-cell>
              <table:table-cell office:value-type="float" office:value="21160">
                <text:p>21160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8721">
                <text:p>8721</text:p>
              </table:table-cell>
              <table:table-cell office:value-type="float" office:value="14160">
                <text:p>14160</text:p>
              </table:table-cell>
              <table:table-cell office:value-type="float" office:value="21712">
                <text:p>2171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8670">
                <text:p>8670</text:p>
              </table:table-cell>
              <table:table-cell office:value-type="float" office:value="13956">
                <text:p>13956</text:p>
              </table:table-cell>
              <table:table-cell office:value-type="float" office:value="21896">
                <text:p>21896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8806">
                <text:p>8806</text:p>
              </table:table-cell>
              <table:table-cell office:value-type="float" office:value="14055">
                <text:p>14055</text:p>
              </table:table-cell>
              <table:table-cell office:value-type="float" office:value="23529">
                <text:p>2352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9234">
                <text:p>9234</text:p>
              </table:table-cell>
              <table:table-cell office:value-type="float" office:value="13081">
                <text:p>13081</text:p>
              </table:table-cell>
              <table:table-cell office:value-type="float" office:value="23414">
                <text:p>23414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7392">
                <text:p>7392</text:p>
              </table:table-cell>
              <table:table-cell office:value-type="float" office:value="12880">
                <text:p>12880</text:p>
              </table:table-cell>
              <table:table-cell office:value-type="float" office:value="23759">
                <text:p>23759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6840">
                <text:p>6840</text:p>
              </table:table-cell>
              <table:table-cell office:value-type="float" office:value="12896">
                <text:p>12896</text:p>
              </table:table-cell>
              <table:table-cell office:value-type="float" office:value="24311">
                <text:p>2431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6996">
                <text:p>6996</text:p>
              </table:table-cell>
              <table:table-cell office:value-type="float" office:value="13328">
                <text:p>13328</text:p>
              </table:table-cell>
              <table:table-cell office:value-type="float" office:value="25415">
                <text:p>2541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240">
                <text:p>6240</text:p>
              </table:table-cell>
              <table:table-cell office:value-type="float" office:value="13432">
                <text:p>13432</text:p>
              </table:table-cell>
              <table:table-cell office:value-type="float" office:value="26542">
                <text:p>2654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616">
                <text:p>5616</text:p>
              </table:table-cell>
              <table:table-cell office:value-type="float" office:value="12936">
                <text:p>12936</text:p>
              </table:table-cell>
              <table:table-cell office:value-type="float" office:value="26749">
                <text:p>267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6120">
                <text:p>6120</text:p>
              </table:table-cell>
              <table:table-cell office:value-type="float" office:value="13088">
                <text:p>13088</text:p>
              </table:table-cell>
              <table:table-cell office:value-type="float" office:value="27577">
                <text:p>2757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6480">
                <text:p>6480</text:p>
              </table:table-cell>
              <table:table-cell office:value-type="float" office:value="13376">
                <text:p>13376</text:p>
              </table:table-cell>
              <table:table-cell office:value-type="float" office:value="29003">
                <text:p>290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6924">
                <text:p>6924</text:p>
              </table:table-cell>
              <table:table-cell office:value-type="float" office:value="13456">
                <text:p>13456</text:p>
              </table:table-cell>
              <table:table-cell office:value-type="float" office:value="28566">
                <text:p>2856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960">
                <text:p>6960</text:p>
              </table:table-cell>
              <table:table-cell office:value-type="float" office:value="13088">
                <text:p>13088</text:p>
              </table:table-cell>
              <table:table-cell office:value-type="float" office:value="27807">
                <text:p>27807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7368">
                <text:p>7368</text:p>
              </table:table-cell>
              <table:table-cell office:value-type="float" office:value="13376">
                <text:p>13376</text:p>
              </table:table-cell>
              <table:table-cell office:value-type="float" office:value="28382">
                <text:p>2838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7044">
                <text:p>7044</text:p>
              </table:table-cell>
              <table:table-cell office:value-type="float" office:value="13002">
                <text:p>13002</text:p>
              </table:table-cell>
              <table:table-cell office:value-type="float" office:value="27186">
                <text:p>2718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804">
                <text:p>6804</text:p>
              </table:table-cell>
              <table:table-cell office:value-type="float" office:value="13086">
                <text:p>13086</text:p>
              </table:table-cell>
              <table:table-cell office:value-type="float" office:value="26128">
                <text:p>26128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909">
                <text:p>6909</text:p>
              </table:table-cell>
              <table:table-cell office:value-type="float" office:value="13317">
                <text:p>13317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218">
                <text:p>7218</text:p>
              </table:table-cell>
              <table:table-cell office:value-type="float" office:value="13913">
                <text:p>13913</text:p>
              </table:table-cell>
              <table:table-cell office:value-type="float" office:value="27968">
                <text:p>2796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031">
                <text:p>7031</text:p>
              </table:table-cell>
              <table:table-cell office:value-type="float" office:value="13600">
                <text:p>13600</text:p>
              </table:table-cell>
              <table:table-cell office:value-type="float" office:value="28796">
                <text:p>28796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6321">
                <text:p>6321</text:p>
              </table:table-cell>
              <table:table-cell office:value-type="float" office:value="13248">
                <text:p>13248</text:p>
              </table:table-cell>
              <table:table-cell office:value-type="float" office:value="28796">
                <text:p>2879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6999">
                <text:p>6999</text:p>
              </table:table-cell>
              <table:table-cell office:value-type="float" office:value="14122">
                <text:p>14122</text:p>
              </table:table-cell>
              <table:table-cell office:value-type="float" office:value="29532">
                <text:p>2953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6297">
                <text:p>6297</text:p>
              </table:table-cell>
              <table:table-cell office:value-type="float" office:value="13158">
                <text:p>13158</text:p>
              </table:table-cell>
              <table:table-cell office:value-type="float" office:value="28842">
                <text:p>28842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6352">
                <text:p>6352</text:p>
              </table:table-cell>
              <table:table-cell office:value-type="float" office:value="13041">
                <text:p>13041</text:p>
              </table:table-cell>
              <table:table-cell office:value-type="float" office:value="28313">
                <text:p>2831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6211">
                <text:p>6211</text:p>
              </table:table-cell>
              <table:table-cell office:value-type="float" office:value="13239">
                <text:p>13239</text:p>
              </table:table-cell>
              <table:table-cell office:value-type="float" office:value="29745">
                <text:p>2974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6073">
                <text:p>6073</text:p>
              </table:table-cell>
              <table:table-cell office:value-type="float" office:value="16726">
                <text:p>16726</text:p>
              </table:table-cell>
              <table:table-cell office:value-type="float" office:value="39470">
                <text:p>39470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5937">
                <text:p>5937</text:p>
              </table:table-cell>
              <table:table-cell office:value-type="float" office:value="16785">
                <text:p>16785</text:p>
              </table:table-cell>
              <table:table-cell office:value-type="float" office:value="42157">
                <text:p>42157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5805">
                <text:p>5805</text:p>
              </table:table-cell>
              <table:table-cell office:value-type="float" office:value="17605">
                <text:p>17605</text:p>
              </table:table-cell>
              <table:table-cell office:value-type="float" office:value="45026">
                <text:p>4502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676">
                <text:p>5676</text:p>
              </table:table-cell>
              <table:table-cell office:value-type="float" office:value="18560">
                <text:p>18560</text:p>
              </table:table-cell>
              <table:table-cell office:value-type="float" office:value="48091">
                <text:p>4809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5550">
                <text:p>5550</text:p>
              </table:table-cell>
              <table:table-cell office:value-type="float" office:value="19362">
                <text:p>19362</text:p>
              </table:table-cell>
              <table:table-cell office:value-type="float" office:value="51364">
                <text:p>5136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5426">
                <text:p>5426</text:p>
              </table:table-cell>
              <table:table-cell office:value-type="float" office:value="20464">
                <text:p>20464</text:p>
              </table:table-cell>
              <table:table-cell office:value-type="float" office:value="54860">
                <text:p>548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611">
                <text:p>761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615.33333333333">
                <text:p>7615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1cm" svg:y="1.405cm" svg:width="30.888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3.13">
                <text:p>23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9cm" svg:y="1.352cm" svg:width="31.34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383425388173">
                <text:p>1.2383425388173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0546966968111">
                <text:p>1.20546966968111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3699457727724">
                <text:p>1.1369945772772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20288187479302">
                <text:p>1.202881874793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384358953976">
                <text:p>1.238435895397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2096745846402">
                <text:p>1.3209674584640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2433550003916">
                <text:p>1.22433550003916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53202111675">
                <text:p>1.23353202111675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6333111715498">
                <text:p>1.2633311171549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14301954338918">
                <text:p>1.1430195433891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7163071799128">
                <text:p>1.27163071799128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21587380730698">
                <text:p>1.21587380730698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2250562520228">
                <text:p>1.22250562520228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1696900262568">
                <text:p>1.169690026256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4386943890232">
                <text:p>1.1438694389023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6539186543352">
                <text:p>1.1653918654335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22990994282556">
                <text:p>1.2299099428255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2844149934823">
                <text:p>1.22844149934823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7776519899396">
                <text:p>1.1777651989939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5901223554123">
                <text:p>1.1590122355412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7308313062581">
                <text:p>1.17308313062581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6069616889866">
                <text:p>1.1606961688986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0.999177017966255">
                <text:p>0.999177017966255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2484008726353">
                <text:p>1.12484008726353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7462631465876">
                <text:p>1.2746263146587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1465709949752">
                <text:p>1.214657099497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2023263070458">
                <text:p>1.2202326307045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9775058248824">
                <text:p>1.2977505824882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8481415517639">
                <text:p>1.2848141551763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6481740210081">
                <text:p>1.26481740210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624010931367">
                <text:p>1.03624010931367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778351932444">
                <text:p>1.077835193244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882890176208">
                <text:p>1.0788289017620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1655949915125">
                <text:p>1.1165594991512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5993803660615">
                <text:p>1.0599380366061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7869906968225">
                <text:p>1.07869906968225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6270745039664">
                <text:p>1.0627074503966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2615998149429">
                <text:p>1.02615998149429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825996576262">
                <text:p>1.0482599657626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28189349531">
                <text:p>1.0428189349531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6231595208526">
                <text:p>1.0623159520852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2615998149429">
                <text:p>1.02615998149429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3633499106494">
                <text:p>1.0363349910649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5152659241906">
                <text:p>1.0515265924190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241947235888">
                <text:p>1.0424194723588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7226893467424">
                <text:p>1.0722689346742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0.884002892029939">
                <text:p>0.884002892029939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04780991699938">
                <text:p>1.04780991699938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03666069561621">
                <text:p>1.0366606956162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958476109398565">
                <text:p>0.95847610939856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04842964169869">
                <text:p>1.0484296416986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02256489078896">
                <text:p>1.02256489078896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8961445590547">
                <text:p>1.08961445590547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6690944417623">
                <text:p>1.06690944417623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0.868957743496638">
                <text:p>0.868957743496638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0.915845346491687">
                <text:p>0.915845346491687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8370056710775">
                <text:p>1.0837005671077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5751415504221">
                <text:p>1.0575141550422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5777227067298">
                <text:p>1.057772270672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7811444638124">
                <text:p>1.0781144463812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18699638429752">
                <text:p>0.91869963842975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81336629122554">
                <text:p>0.98133662912255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84339676432545">
                <text:p>0.98433967643254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71682117857">
                <text:p>1.027168211785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1336629122554">
                <text:p>0.981336629122554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4339676432545">
                <text:p>0.98433967643254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996670557248319">
                <text:p>0.996670557248319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990386222894108">
                <text:p>0.990386222894108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99605791931791">
                <text:p>0.99960579193179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40516432129038">
                <text:p>0.94051643212903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363716317379">
                <text:p>1.01363716317379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0730679379975">
                <text:p>1.00730679379975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21726892493554">
                <text:p>1.2172689249355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13634914299524">
                <text:p>1.1363491429952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2433714372809">
                <text:p>1.2433714372809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13544019062459">
                <text:p>1.1354401906245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761.25">
                <text:p>20761.25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4300.3333333333">
                <text:p>24300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